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1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2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8"/>
        <table:table-column table:style-name="co2" table:default-cell-style-name="ce5"/>
        <table:table-column table:style-name="co4" table:default-cell-style-name="ce8"/>
        <table:table-column table:style-name="co2" table:default-cell-style-name="ce5"/>
        <table:table-column table:style-name="co3" table:default-cell-style-name="ce8"/>
        <table:table-column table:style-name="co5" table:default-cell-style-name="ce5"/>
        <table:table-column table:style-name="co3" table:default-cell-style-name="ce8"/>
        <table:table-column table:style-name="co5" table:default-cell-style-name="ce5"/>
        <table:table-column table:style-name="co3" table:default-cell-style-name="ce8"/>
        <table:table-column table:style-name="co5" table:default-cell-style-name="ce5"/>
        <table:table-column table:style-name="co3" table:default-cell-style-name="ce8"/>
        <table:table-column table:style-name="co6" table:default-cell-style-name="ce5"/>
        <table:table-column table:style-name="co3" table:default-cell-style-name="ce8"/>
        <table:table-column table:style-name="co6" table:default-cell-style-name="ce5"/>
        <table:table-column table:style-name="co3" table:default-cell-style-name="Default"/>
        <table:table-column table:style-name="co6" table:default-cell-style-name="ce5"/>
        <table:table-column table:style-name="co3" table:default-cell-style-name="ce8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2 reveals first, Player 1 claims first</text:p>
          </table:table-cell>
          <table:covered-table-cell table:style-name="Default"/>
          <table:covered-table-cell table:style-name="ce2"/>
          <table:covered-table-cell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table:style-name="ce8"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17" calcext:value-type="float">
            <text:p>35417</text:p>
          </table:table-cell>
          <table:table-cell table:formula="of:=AVERAGE([.S5];[.Q5];[.O5];[.M5];[.K5];[.I5];[.G5];[.E5];[.C5])" office:value-type="float" office:value="50007.6666666667" calcext:value-type="float">
            <text:p>50007.6666666667</text:p>
          </table:table-cell>
          <table:table-cell table:formula="of:=AVERAGE([.T5];[.R5];[.P5];[.N5];[.L5];[.J5];[.H5];[.F5];[.D5])" office:value-type="float" office:value="35431.2222222222" calcext:value-type="float">
            <text:p>35431.22222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table:style-name="ce8"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61432" calcext:value-type="float">
            <text:p>61432</text:p>
          </table:table-cell>
          <table:table-cell office:value-type="float" office:value="54947" calcext:value-type="float">
            <text:p>54947</text:p>
          </table:table-cell>
          <table:table-cell office:value-type="float" office:value="61312" calcext:value-type="float">
            <text:p>61312</text:p>
          </table:table-cell>
          <table:table-cell office:value-type="float" office:value="54947" calcext:value-type="float">
            <text:p>54947</text:p>
          </table:table-cell>
          <table:table-cell office:value-type="float" office:value="46392" calcext:value-type="float">
            <text:p>46392</text:p>
          </table:table-cell>
          <table:table-cell office:value-type="float" office:value="54947" calcext:value-type="float">
            <text:p>54947</text:p>
          </table:table-cell>
          <table:table-cell office:value-type="float" office:value="61272" calcext:value-type="float">
            <text:p>61272</text:p>
          </table:table-cell>
          <table:table-cell office:value-type="float" office:value="54947" calcext:value-type="float">
            <text:p>54947</text:p>
          </table:table-cell>
          <table:table-cell office:value-type="float" office:value="76432" calcext:value-type="float">
            <text:p>76432</text:p>
          </table:table-cell>
          <table:table-cell office:value-type="float" office:value="54947" calcext:value-type="float">
            <text:p>54947</text:p>
          </table:table-cell>
          <table:table-cell office:value-type="float" office:value="60455" calcext:value-type="float">
            <text:p>60455</text:p>
          </table:table-cell>
          <table:table-cell office:value-type="float" office:value="54397" calcext:value-type="float">
            <text:p>54397</text:p>
          </table:table-cell>
          <table:table-cell office:value-type="float" office:value="60495" calcext:value-type="float">
            <text:p>60495</text:p>
          </table:table-cell>
          <table:table-cell office:value-type="float" office:value="54397" calcext:value-type="float">
            <text:p>54397</text:p>
          </table:table-cell>
          <table:table-cell office:value-type="float" office:value="45412" calcext:value-type="float">
            <text:p>45412</text:p>
          </table:table-cell>
          <table:table-cell table:style-name="ce8" office:value-type="float" office:value="54397" calcext:value-type="float">
            <text:p>54397</text:p>
          </table:table-cell>
          <table:table-cell office:value-type="float" office:value="75564" calcext:value-type="float">
            <text:p>75564</text:p>
          </table:table-cell>
          <table:table-cell office:value-type="float" office:value="54397" calcext:value-type="float">
            <text:p>54397</text:p>
          </table:table-cell>
          <table:table-cell table:formula="of:=AVERAGE([.S7];[.Q7];[.O7];[.M7];[.K7];[.I7];[.G7];[.E7];[.C7])" office:value-type="float" office:value="60974" calcext:value-type="float">
            <text:p>60974</text:p>
          </table:table-cell>
          <table:table-cell table:formula="of:=AVERAGE([.T7];[.R7];[.P7];[.N7];[.L7];[.J7];[.H7];[.F7];[.D7])" office:value-type="float" office:value="54702.5555555556" calcext:value-type="float">
            <text:p>54702.5555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9776" calcext:value-type="float">
            <text:p>39776</text:p>
          </table:table-cell>
          <table:table-cell office:value-type="float" office:value="33291" calcext:value-type="float">
            <text:p>33291</text:p>
          </table:table-cell>
          <table:table-cell office:value-type="float" office:value="39656" calcext:value-type="float">
            <text:p>39656</text:p>
          </table:table-cell>
          <table:table-cell office:value-type="float" office:value="33291" calcext:value-type="float">
            <text:p>33291</text:p>
          </table:table-cell>
          <table:table-cell office:value-type="float" office:value="39736" calcext:value-type="float">
            <text:p>39736</text:p>
          </table:table-cell>
          <table:table-cell office:value-type="float" office:value="33291" calcext:value-type="float">
            <text:p>33291</text:p>
          </table:table-cell>
          <table:table-cell office:value-type="float" office:value="39616" calcext:value-type="float">
            <text:p>39616</text:p>
          </table:table-cell>
          <table:table-cell office:value-type="float" office:value="33291" calcext:value-type="float">
            <text:p>33291</text:p>
          </table:table-cell>
          <table:table-cell office:value-type="float" office:value="54776" calcext:value-type="float">
            <text:p>54776</text:p>
          </table:table-cell>
          <table:table-cell office:value-type="float" office:value="33291" calcext:value-type="float">
            <text:p>33291</text:p>
          </table:table-cell>
          <table:table-cell office:value-type="float" office:value="38799" calcext:value-type="float">
            <text:p>38799</text:p>
          </table:table-cell>
          <table:table-cell office:value-type="float" office:value="32741" calcext:value-type="float">
            <text:p>32741</text:p>
          </table:table-cell>
          <table:table-cell office:value-type="float" office:value="38839" calcext:value-type="float">
            <text:p>38839</text:p>
          </table:table-cell>
          <table:table-cell office:value-type="float" office:value="32741" calcext:value-type="float">
            <text:p>32741</text:p>
          </table:table-cell>
          <table:table-cell office:value-type="float" office:value="38756" calcext:value-type="float">
            <text:p>38756</text:p>
          </table:table-cell>
          <table:table-cell table:style-name="ce8" office:value-type="float" office:value="32741" calcext:value-type="float">
            <text:p>32741</text:p>
          </table:table-cell>
          <table:table-cell office:value-type="float" office:value="53908" calcext:value-type="float">
            <text:p>53908</text:p>
          </table:table-cell>
          <table:table-cell office:value-type="float" office:value="32741" calcext:value-type="float">
            <text:p>32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37128" calcext:value-type="float">
            <text:p>37128</text:p>
          </table:table-cell>
          <table:table-cell office:value-type="float" office:value="27762" calcext:value-type="float">
            <text:p>27762</text:p>
          </table:table-cell>
          <table:table-cell office:value-type="float" office:value="36904" calcext:value-type="float">
            <text:p>36904</text:p>
          </table:table-cell>
          <table:table-cell office:value-type="float" office:value="27076" calcext:value-type="float">
            <text:p>27076</text:p>
          </table:table-cell>
          <table:table-cell office:value-type="float" office:value="36442" calcext:value-type="float">
            <text:p>36442</text:p>
          </table:table-cell>
          <table:table-cell office:value-type="float" office:value="27538" calcext:value-type="float">
            <text:p>27538</text:p>
          </table:table-cell>
          <table:table-cell office:value-type="float" office:value="36442" calcext:value-type="float">
            <text:p>36442</text:p>
          </table:table-cell>
          <table:table-cell office:value-type="float" office:value="27538" calcext:value-type="float">
            <text:p>27538</text:p>
          </table:table-cell>
          <table:table-cell office:value-type="float" office:value="37128" calcext:value-type="float">
            <text:p>37128</text:p>
          </table:table-cell>
          <table:table-cell office:value-type="float" office:value="27762" calcext:value-type="float">
            <text:p>27762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248" calcext:value-type="float">
            <text:p>36248</text:p>
          </table:table-cell>
          <table:table-cell table:style-name="ce5" office:value-type="float" office:value="27167" calcext:value-type="float">
            <text:p>27167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table:formula="of:=AVERAGE([.S9];[.Q9];[.O9];[.M9];[.K9];[.I9];[.G9];[.E9];[.C9])" office:value-type="float" office:value="36730" calcext:value-type="float">
            <text:p>36730</text:p>
          </table:table-cell>
          <table:table-cell table:formula="of:=AVERAGE([.T9];[.R9];[.P9];[.N9];[.L9];[.J9];[.H9];[.F9];[.D9])" office:value-type="float" office:value="27299.2222222222" calcext:value-type="float">
            <text:p>27299.22222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15856" calcext:value-type="float">
            <text:p>15856</text:p>
          </table:table-cell>
          <table:table-cell office:value-type="float" office:value="21490" calcext:value-type="float">
            <text:p>21490</text:p>
          </table:table-cell>
          <table:table-cell office:value-type="float" office:value="15632" calcext:value-type="float">
            <text:p>15632</text:p>
          </table:table-cell>
          <table:table-cell office:value-type="float" office:value="20804" calcext:value-type="float">
            <text:p>20804</text:p>
          </table:table-cell>
          <table:table-cell office:value-type="float" office:value="15170" calcext:value-type="float">
            <text:p>15170</text:p>
          </table:table-cell>
          <table:table-cell office:value-type="float" office:value="21266" calcext:value-type="float">
            <text:p>21266</text:p>
          </table:table-cell>
          <table:table-cell office:value-type="float" office:value="15170" calcext:value-type="float">
            <text:p>15170</text:p>
          </table:table-cell>
          <table:table-cell office:value-type="float" office:value="21266" calcext:value-type="float">
            <text:p>21266</text:p>
          </table:table-cell>
          <table:table-cell office:value-type="float" office:value="15856" calcext:value-type="float">
            <text:p>15856</text:p>
          </table:table-cell>
          <table:table-cell office:value-type="float" office:value="21490" calcext:value-type="float">
            <text:p>21490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4976" calcext:value-type="float">
            <text:p>14976</text:p>
          </table:table-cell>
          <table:table-cell table:style-name="ce5" office:value-type="float" office:value="20895" calcext:value-type="float">
            <text:p>20895</text:p>
          </table:table-cell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5:.C10])" office:value-type="float" office:value="245802" calcext:value-type="float">
            <text:p>245802</text:p>
          </table:table-cell>
          <table:table-cell table:style-name="ce4" table:formula="of:=SUM([.D5:.D10])" office:value-type="float" office:value="199940" calcext:value-type="float">
            <text:p>199940</text:p>
          </table:table-cell>
          <table:table-cell table:style-name="ce4" table:formula="of:=SUM([.E5:.E10])" office:value-type="float" office:value="245114" calcext:value-type="float">
            <text:p>245114</text:p>
          </table:table-cell>
          <table:table-cell table:style-name="ce4" table:formula="of:=SUM([.F5:.F10])" office:value-type="float" office:value="198568" calcext:value-type="float">
            <text:p>198568</text:p>
          </table:table-cell>
          <table:table-cell table:style-name="ce4" table:formula="of:=SUM([.G5:.G10])" office:value-type="float" office:value="229350" calcext:value-type="float">
            <text:p>229350</text:p>
          </table:table-cell>
          <table:table-cell table:style-name="ce4" table:formula="of:=SUM([.H5:.H10])" office:value-type="float" office:value="199492" calcext:value-type="float">
            <text:p>199492</text:p>
          </table:table-cell>
          <table:table-cell table:style-name="ce4" table:formula="of:=SUM([.I5:.I10])" office:value-type="float" office:value="244110" calcext:value-type="float">
            <text:p>244110</text:p>
          </table:table-cell>
          <table:table-cell table:style-name="ce4" table:formula="of:=SUM([.J5:.J10])" office:value-type="float" office:value="199492" calcext:value-type="float">
            <text:p>199492</text:p>
          </table:table-cell>
          <table:table-cell table:style-name="ce4" table:formula="of:=SUM([.K5:.K10])" office:value-type="float" office:value="275802" calcext:value-type="float">
            <text:p>275802</text:p>
          </table:table-cell>
          <table:table-cell table:style-name="ce4" table:formula="of:=SUM([.L5:.L10])" office:value-type="float" office:value="199940" calcext:value-type="float">
            <text:p>199940</text:p>
          </table:table-cell>
          <table:table-cell table:style-name="ce4" table:formula="of:=SUM([.M5:.M10])" office:value-type="float" office:value="242962" calcext:value-type="float">
            <text:p>242962</text:p>
          </table:table-cell>
          <table:table-cell table:style-name="ce4" table:formula="of:=SUM([.N5:.N10])" office:value-type="float" office:value="196776" calcext:value-type="float">
            <text:p>196776</text:p>
          </table:table-cell>
          <table:table-cell table:style-name="ce4" table:formula="of:=SUM([.O5:.O10])" office:value-type="float" office:value="242978" calcext:value-type="float">
            <text:p>242978</text:p>
          </table:table-cell>
          <table:table-cell table:style-name="ce4" table:formula="of:=SUM([.P5:.P10])" office:value-type="float" office:value="196840" calcext:value-type="float">
            <text:p>196840</text:p>
          </table:table-cell>
          <table:table-cell table:style-name="ce4" table:formula="of:=SUM([.Q5:.Q10])" office:value-type="float" office:value="226938" calcext:value-type="float">
            <text:p>226938</text:p>
          </table:table-cell>
          <table:table-cell table:style-name="ce4" table:formula="of:=SUM([.R5:.R10])" office:value-type="float" office:value="197714" calcext:value-type="float">
            <text:p>197714</text:p>
          </table:table-cell>
          <table:table-cell table:style-name="ce4" table:formula="of:=SUM([.S5:.S10])" office:value-type="float" office:value="273562" calcext:value-type="float">
            <text:p>273562</text:p>
          </table:table-cell>
          <table:table-cell table:style-name="ce4" table:formula="of:=SUM([.T5:.T10])" office:value-type="float" office:value="198096" calcext:value-type="float">
            <text:p>198096</text:p>
          </table:table-cell>
          <table:table-cell table:formula="of:=SUM([.U5];[.U7];[.U9])" office:value-type="float" office:value="147711.666666667" calcext:value-type="float">
            <text:p>147711.666666667</text:p>
          </table:table-cell>
          <table:table-cell table:formula="of:=SUM([.V5];[.V7];[.V9])" office:value-type="float" office:value="117433" calcext:value-type="float">
            <text:p>1174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nsaction</text:p>
          </table:table-cell>
          <table:table-cell table:style-name="Default" table:formula="of:=SUM([.C5];[.C7];[.C9])" office:value-type="float" office:value="148589" calcext:value-type="float">
            <text:p>148589</text:p>
          </table:table-cell>
          <table:table-cell table:style-name="Default" table:formula="of:=SUM([.D5];[.D7];[.D9])" office:value-type="float" office:value="118126" calcext:value-type="float">
            <text:p>118126</text:p>
          </table:table-cell>
          <table:table-cell table:style-name="Default" table:formula="of:=SUM([.E5];[.E7];[.E9])" office:value-type="float" office:value="148245" calcext:value-type="float">
            <text:p>148245</text:p>
          </table:table-cell>
          <table:table-cell table:style-name="Default" table:formula="of:=SUM([.F5];[.F7];[.F9])" office:value-type="float" office:value="117440" calcext:value-type="float">
            <text:p>117440</text:p>
          </table:table-cell>
          <table:table-cell table:style-name="Default" table:formula="of:=SUM([.G5];[.G7];[.G9])" office:value-type="float" office:value="132863" calcext:value-type="float">
            <text:p>132863</text:p>
          </table:table-cell>
          <table:table-cell table:style-name="Default" table:formula="of:=SUM([.H5];[.H7];[.H9])" office:value-type="float" office:value="117902" calcext:value-type="float">
            <text:p>117902</text:p>
          </table:table-cell>
          <table:table-cell table:style-name="Default" table:formula="of:=SUM([.I5];[.I7];[.I9])" office:value-type="float" office:value="147743" calcext:value-type="float">
            <text:p>147743</text:p>
          </table:table-cell>
          <table:table-cell table:style-name="Default" table:formula="of:=SUM([.J5];[.J7];[.J9])" office:value-type="float" office:value="117902" calcext:value-type="float">
            <text:p>117902</text:p>
          </table:table-cell>
          <table:table-cell table:style-name="Default" table:formula="of:=SUM([.K5];[.K7];[.K9])" office:value-type="float" office:value="163589" calcext:value-type="float">
            <text:p>163589</text:p>
          </table:table-cell>
          <table:table-cell table:style-name="Default" table:formula="of:=SUM([.L5];[.L7];[.L9])" office:value-type="float" office:value="118126" calcext:value-type="float">
            <text:p>118126</text:p>
          </table:table-cell>
          <table:table-cell table:style-name="Default" table:formula="of:=SUM([.M5];[.M7];[.M9])" office:value-type="float" office:value="147169" calcext:value-type="float">
            <text:p>147169</text:p>
          </table:table-cell>
          <table:table-cell table:style-name="Default" table:formula="of:=SUM([.N5];[.N7];[.N9])" office:value-type="float" office:value="116544" calcext:value-type="float">
            <text:p>116544</text:p>
          </table:table-cell>
          <table:table-cell table:style-name="Default" table:formula="of:=SUM([.O5];[.O7];[.O9])" office:value-type="float" office:value="147145" calcext:value-type="float">
            <text:p>147145</text:p>
          </table:table-cell>
          <table:table-cell table:style-name="Default" table:formula="of:=SUM([.P5];[.P7];[.P9])" office:value-type="float" office:value="116608" calcext:value-type="float">
            <text:p>116608</text:p>
          </table:table-cell>
          <table:table-cell table:style-name="Default" table:formula="of:=SUM([.Q5];[.Q7];[.Q9])" office:value-type="float" office:value="131625" calcext:value-type="float">
            <text:p>131625</text:p>
          </table:table-cell>
          <table:table-cell table:formula="of:=SUM([.R5];[.R7];[.R9])" office:value-type="float" office:value="117045" calcext:value-type="float">
            <text:p>117045</text:p>
          </table:table-cell>
          <table:table-cell table:style-name="Default" table:formula="of:=SUM([.S5];[.S7];[.S9])" office:value-type="float" office:value="162437" calcext:value-type="float">
            <text:p>162437</text:p>
          </table:table-cell>
          <table:table-cell table:style-name="Default" table:formula="of:=SUM([.T5];[.T7];[.T9])" office:value-type="float" office:value="117204" calcext:value-type="float">
            <text:p>1172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11]-[.D11]" office:value-type="float" office:value="45862" calcext:value-type="float">
            <text:p>45862</text:p>
          </table:table-cell>
          <table:table-cell table:style-name="Default" table:formula="of:=([.C11]-[.D11])/[.D11]" office:value-type="float" office:value="0.229378813644093" calcext:value-type="float">
            <text:p>0.2293788136</text:p>
          </table:table-cell>
          <table:table-cell table:style-name="Default" table:formula="of:=[.E11]-[.F11]" office:value-type="float" office:value="46546" calcext:value-type="float">
            <text:p>46546</text:p>
          </table:table-cell>
          <table:table-cell table:style-name="Default" table:formula="of:=([.E11]-[.F11])/[.F11]" office:value-type="float" office:value="0.23440836388542" calcext:value-type="float">
            <text:p>0.2344083639</text:p>
          </table:table-cell>
          <table:table-cell table:style-name="Default" table:formula="of:=[.G11]-[.H11]" office:value-type="float" office:value="29858" calcext:value-type="float">
            <text:p>29858</text:p>
          </table:table-cell>
          <table:table-cell table:style-name="Default" table:formula="of:=([.G11]-[.H11])/[.H11]" office:value-type="float" office:value="0.149670162212019" calcext:value-type="float">
            <text:p>0.1496701622</text:p>
          </table:table-cell>
          <table:table-cell table:style-name="Default" table:formula="of:=[.I11]-[.J11]" office:value-type="float" office:value="44618" calcext:value-type="float">
            <text:p>44618</text:p>
          </table:table-cell>
          <table:table-cell table:style-name="Default" table:formula="of:=([.I11]-[.J11])/[.J11]" office:value-type="float" office:value="0.223658091552543" calcext:value-type="float">
            <text:p>0.2236580916</text:p>
          </table:table-cell>
          <table:table-cell table:style-name="Default" table:formula="of:=[.K11]-[.L11]" office:value-type="float" office:value="75862" calcext:value-type="float">
            <text:p>75862</text:p>
          </table:table-cell>
          <table:table-cell table:style-name="Default" table:formula="of:=([.K11]-[.L11])/[.L11]" office:value-type="float" office:value="0.379423827148144" calcext:value-type="float">
            <text:p>0.3794238271</text:p>
          </table:table-cell>
          <table:table-cell table:style-name="Default" table:formula="of:=[.M11]-[.N11]" office:value-type="float" office:value="46186" calcext:value-type="float">
            <text:p>46186</text:p>
          </table:table-cell>
          <table:table-cell table:style-name="Default" table:formula="of:=([.M11]-[.N11])/[.N11]" office:value-type="float" office:value="0.234713582957271" calcext:value-type="float">
            <text:p>0.234713583</text:p>
          </table:table-cell>
          <table:table-cell table:style-name="Default" table:formula="of:=[.O11]-[.P11]" office:value-type="float" office:value="46138" calcext:value-type="float">
            <text:p>46138</text:p>
          </table:table-cell>
          <table:table-cell table:style-name="Default" table:formula="of:=([.O11]-[.P11])/[.P11]" office:value-type="float" office:value="0.234393415972363" calcext:value-type="float">
            <text:p>0.234393416</text:p>
          </table:table-cell>
          <table:table-cell table:style-name="Default" table:formula="of:=[.Q11]-[.R11]" office:value-type="float" office:value="29224" calcext:value-type="float">
            <text:p>29224</text:p>
          </table:table-cell>
          <table:table-cell table:formula="of:=([.Q11]-[.R11])/[.R11]" office:value-type="float" office:value="0.147809462152402" calcext:value-type="float">
            <text:p>0.1478094622</text:p>
          </table:table-cell>
          <table:table-cell table:style-name="Default" table:formula="of:=[.S11]-[.T11]" office:value-type="float" office:value="75466" calcext:value-type="float">
            <text:p>75466</text:p>
          </table:table-cell>
          <table:table-cell table:style-name="Default" table:formula="of:=([.S11]-[.T11])/[.T11]" office:value-type="float" office:value="0.380956707858816" calcext:value-type="float">
            <text:p>0.3809567079</text:p>
          </table:table-cell>
          <table:table-cell table:formula="of:=SUM([.T13];[.R13];[.P13];[.N13];[.L13];[.J13];[.H13];[.F13];[.D13])/9" office:value-type="float" office:value="0.246045825264786" calcext:value-type="float">
            <text:p>0.24604582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formula="of:=[.C12]-[.D12]" office:value-type="float" office:value="30463" calcext:value-type="float">
            <text:p>30463</text:p>
          </table:table-cell>
          <table:table-cell table:style-name="Default" table:formula="of:=([.C12]-[.D12])/[.C12]" office:value-type="float" office:value="0.205015176089751" calcext:value-type="float">
            <text:p>0.2050151761</text:p>
          </table:table-cell>
          <table:table-cell table:style-name="Default" table:formula="of:=[.E12]-[.F12]" office:value-type="float" office:value="30805" calcext:value-type="float">
            <text:p>30805</text:p>
          </table:table-cell>
          <table:table-cell table:style-name="Default" table:formula="of:=([.E12]-[.F12])/[.E12]" office:value-type="float" office:value="0.207797902121488" calcext:value-type="float">
            <text:p>0.2077979021</text:p>
          </table:table-cell>
          <table:table-cell table:style-name="Default" table:formula="of:=[.G12]-[.H12]" office:value-type="float" office:value="14961" calcext:value-type="float">
            <text:p>14961</text:p>
          </table:table-cell>
          <table:table-cell table:style-name="Default" table:formula="of:=([.G12]-[.H12])/[.G12]" office:value-type="float" office:value="0.11260471312555" calcext:value-type="float">
            <text:p>0.1126047131</text:p>
          </table:table-cell>
          <table:table-cell table:style-name="Default" table:formula="of:=[.I12]-[.J12]" office:value-type="float" office:value="29841" calcext:value-type="float">
            <text:p>29841</text:p>
          </table:table-cell>
          <table:table-cell table:style-name="Default" table:formula="of:=([.I12]-[.J12])/[.I12]" office:value-type="float" office:value="0.201979112377575" calcext:value-type="float">
            <text:p>0.2019791124</text:p>
          </table:table-cell>
          <table:table-cell table:style-name="Default" table:formula="of:=[.K12]-[.L12]" office:value-type="float" office:value="45463" calcext:value-type="float">
            <text:p>45463</text:p>
          </table:table-cell>
          <table:table-cell table:style-name="Default" table:formula="of:=([.K12]-[.L12])/[.K12]" office:value-type="float" office:value="0.2779098839164" calcext:value-type="float">
            <text:p>0.2779098839</text:p>
          </table:table-cell>
          <table:table-cell table:style-name="Default" table:formula="of:=[.M12]-[.N12]" office:value-type="float" office:value="30625" calcext:value-type="float">
            <text:p>30625</text:p>
          </table:table-cell>
          <table:table-cell table:style-name="Default" table:formula="of:=([.M12]-[.N12])/[.M12]" office:value-type="float" office:value="0.208094095903349" calcext:value-type="float">
            <text:p>0.2080940959</text:p>
          </table:table-cell>
          <table:table-cell table:style-name="Default" table:formula="of:=[.O12]-[.P12]" office:value-type="float" office:value="30537" calcext:value-type="float">
            <text:p>30537</text:p>
          </table:table-cell>
          <table:table-cell table:style-name="Default" table:formula="of:=([.O12]-[.P12])/[.O12]" office:value-type="float" office:value="0.207529987427368" calcext:value-type="float">
            <text:p>0.2075299874</text:p>
          </table:table-cell>
          <table:table-cell table:style-name="Default" table:formula="of:=[.Q12]-[.R12]" office:value-type="float" office:value="14580" calcext:value-type="float">
            <text:p>14580</text:p>
          </table:table-cell>
          <table:table-cell table:formula="of:=([.Q12]-[.R12])/[.Q12]" office:value-type="float" office:value="0.110769230769231" calcext:value-type="float">
            <text:p>0.1107692308</text:p>
          </table:table-cell>
          <table:table-cell table:style-name="Default" table:formula="of:=[.S12]-[.T12]" office:value-type="float" office:value="45233" calcext:value-type="float">
            <text:p>45233</text:p>
          </table:table-cell>
          <table:table-cell table:style-name="Default" table:formula="of:=([.S12]-[.T12])/[.S12]" office:value-type="float" office:value="0.278464881769548" calcext:value-type="float">
            <text:p>0.2784648818</text:p>
          </table:table-cell>
          <table:table-cell table:formula="of:=AVERAGE([.T14];[.R14];[.P14];[.N14];[.L14];[.J14];[.H14];[.F14];[.D14])" office:value-type="float" office:value="0.20112944261114" calcext:value-type="float">
            <text:p>0.201129442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15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2 reveals first, Player 2 claims first</text:p>
          </table:table-cell>
          <table:covered-table-cell table:number-columns-repeated="3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table:style-name="ce8"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table:formula="of:=AVERAGE([.S20];[.Q20];[.O20];[.M20];[.K20];[.I20];[.G20];[.E20];[.C20])" office:value-type="float" office:value="50007.6666666667" calcext:value-type="float">
            <text:p>50007.6666666667</text:p>
          </table:table-cell>
          <table:table-cell table:formula="of:=AVERAGE([.T20];[.R20];[.P20];[.N20];[.L20];[.J20];[.H20];[.F20];[.D20])" office:value-type="float" office:value="35438.3333333333" calcext:value-type="float">
            <text:p>35438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table:style-name="ce8"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60564" calcext:value-type="float">
            <text:p>60564</text:p>
          </table:table-cell>
          <table:table-cell office:value-type="float" office:value="54397" calcext:value-type="float">
            <text:p>54397</text:p>
          </table:table-cell>
          <table:table-cell office:value-type="float" office:value="60455" calcext:value-type="float">
            <text:p>60455</text:p>
          </table:table-cell>
          <table:table-cell office:value-type="float" office:value="54397" calcext:value-type="float">
            <text:p>54397</text:p>
          </table:table-cell>
          <table:table-cell office:value-type="float" office:value="45538" calcext:value-type="float">
            <text:p>45538</text:p>
          </table:table-cell>
          <table:table-cell office:value-type="float" office:value="54397" calcext:value-type="float">
            <text:p>54397</text:p>
          </table:table-cell>
          <table:table-cell office:value-type="float" office:value="60412" calcext:value-type="float">
            <text:p>60412</text:p>
          </table:table-cell>
          <table:table-cell office:value-type="float" office:value="54397" calcext:value-type="float">
            <text:p>54397</text:p>
          </table:table-cell>
          <table:table-cell office:value-type="float" office:value="75564" calcext:value-type="float">
            <text:p>75564</text:p>
          </table:table-cell>
          <table:table-cell office:value-type="float" office:value="54397" calcext:value-type="float">
            <text:p>54397</text:p>
          </table:table-cell>
          <table:table-cell office:value-type="float" office:value="60455" calcext:value-type="float">
            <text:p>60455</text:p>
          </table:table-cell>
          <table:table-cell office:value-type="float" office:value="54397" calcext:value-type="float">
            <text:p>54397</text:p>
          </table:table-cell>
          <table:table-cell office:value-type="float" office:value="60495" calcext:value-type="float">
            <text:p>60495</text:p>
          </table:table-cell>
          <table:table-cell office:value-type="float" office:value="54397" calcext:value-type="float">
            <text:p>54397</text:p>
          </table:table-cell>
          <table:table-cell office:value-type="float" office:value="45412" calcext:value-type="float">
            <text:p>45412</text:p>
          </table:table-cell>
          <table:table-cell table:style-name="ce8" office:value-type="float" office:value="54397" calcext:value-type="float">
            <text:p>54397</text:p>
          </table:table-cell>
          <table:table-cell office:value-type="float" office:value="75564" calcext:value-type="float">
            <text:p>75564</text:p>
          </table:table-cell>
          <table:table-cell office:value-type="float" office:value="54397" calcext:value-type="float">
            <text:p>54397</text:p>
          </table:table-cell>
          <table:table-cell table:formula="of:=AVERAGE([.S22];[.Q22];[.O22];[.M22];[.K22];[.I22];[.G22];[.E22];[.C22])" office:value-type="float" office:value="60495.4444444445" calcext:value-type="float">
            <text:p>60495.4444444445</text:p>
          </table:table-cell>
          <table:table-cell table:formula="of:=AVERAGE([.T22];[.R22];[.P22];[.N22];[.L22];[.J22];[.H22];[.F22];[.D22])" office:value-type="float" office:value="54397" calcext:value-type="float">
            <text:p>54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8908" calcext:value-type="float">
            <text:p>38908</text:p>
          </table:table-cell>
          <table:table-cell office:value-type="float" office:value="32741" calcext:value-type="float">
            <text:p>32741</text:p>
          </table:table-cell>
          <table:table-cell office:value-type="float" office:value="38799" calcext:value-type="float">
            <text:p>38799</text:p>
          </table:table-cell>
          <table:table-cell office:value-type="float" office:value="32741" calcext:value-type="float">
            <text:p>32741</text:p>
          </table:table-cell>
          <table:table-cell office:value-type="float" office:value="38882" calcext:value-type="float">
            <text:p>38882</text:p>
          </table:table-cell>
          <table:table-cell office:value-type="float" office:value="32741" calcext:value-type="float">
            <text:p>32741</text:p>
          </table:table-cell>
          <table:table-cell office:value-type="float" office:value="38756" calcext:value-type="float">
            <text:p>38756</text:p>
          </table:table-cell>
          <table:table-cell office:value-type="float" office:value="32741" calcext:value-type="float">
            <text:p>32741</text:p>
          </table:table-cell>
          <table:table-cell office:value-type="float" office:value="53908" calcext:value-type="float">
            <text:p>53908</text:p>
          </table:table-cell>
          <table:table-cell office:value-type="float" office:value="32741" calcext:value-type="float">
            <text:p>32741</text:p>
          </table:table-cell>
          <table:table-cell office:value-type="float" office:value="38799" calcext:value-type="float">
            <text:p>38799</text:p>
          </table:table-cell>
          <table:table-cell office:value-type="float" office:value="32741" calcext:value-type="float">
            <text:p>32741</text:p>
          </table:table-cell>
          <table:table-cell office:value-type="float" office:value="38839" calcext:value-type="float">
            <text:p>38839</text:p>
          </table:table-cell>
          <table:table-cell office:value-type="float" office:value="32741" calcext:value-type="float">
            <text:p>32741</text:p>
          </table:table-cell>
          <table:table-cell office:value-type="float" office:value="38756" calcext:value-type="float">
            <text:p>38756</text:p>
          </table:table-cell>
          <table:table-cell table:style-name="ce8" office:value-type="float" office:value="32741" calcext:value-type="float">
            <text:p>32741</text:p>
          </table:table-cell>
          <table:table-cell office:value-type="float" office:value="53908" calcext:value-type="float">
            <text:p>53908</text:p>
          </table:table-cell>
          <table:table-cell office:value-type="float" office:value="32741" calcext:value-type="float">
            <text:p>32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table:style-name="ce8"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table:formula="of:=AVERAGE([.S24];[.Q24];[.O24];[.M24];[.K24];[.I24];[.G24];[.E24];[.C24])" office:value-type="float" office:value="26854.6666666667" calcext:value-type="float">
            <text:p>26854.6666666667</text:p>
          </table:table-cell>
          <table:table-cell table:formula="of:=AVERAGE([.T24];[.R24];[.P24];[.N24];[.L24];[.J24];[.H24];[.F24];[.D24])" office:value-type="float" office:value="36569.6666666667" calcext:value-type="float">
            <text:p>36569.6666666667</text:p>
          </table:table-cell>
          <table:table-cell/>
          <table:table-cell table:formula="of:=AVERAGE([.U41];[.U26];[.U11];[.U56])" office:value-type="float" office:value="139334.777777778" calcext:value-type="float">
            <text:p>139334.777777778</text:p>
          </table:table-cell>
          <table:table-cell table:formula="of:=AVERAGE([.V26];[.V41];[.V56];[.V11])" office:value-type="float" office:value="124964.555555556" calcext:value-type="float">
            <text:p>124964.555555556</text:p>
          </table:table-cell>
          <table:table-cell table:formula="of:=([.X24]-[.Y24])/[.X24]" office:value-type="float" office:value="0.103134497010796" calcext:value-type="float">
            <text:p>0.10313449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table:style-name="ce8"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20:.C25])" office:value-type="float" office:value="239108" calcext:value-type="float">
            <text:p>239108</text:p>
          </table:table-cell>
          <table:table-cell table:style-name="ce4" table:formula="of:=SUM([.D20:.D25])" office:value-type="float" office:value="202044" calcext:value-type="float">
            <text:p>202044</text:p>
          </table:table-cell>
          <table:table-cell table:style-name="ce4" table:formula="of:=SUM([.E20:.E25])" office:value-type="float" office:value="238444" calcext:value-type="float">
            <text:p>238444</text:p>
          </table:table-cell>
          <table:table-cell table:style-name="ce4" table:formula="of:=SUM([.F20:.F25])" office:value-type="float" office:value="200724" calcext:value-type="float">
            <text:p>200724</text:p>
          </table:table-cell>
          <table:table-cell table:style-name="ce4" table:formula="of:=SUM([.G20:.G25])" office:value-type="float" office:value="222736" calcext:value-type="float">
            <text:p>222736</text:p>
          </table:table-cell>
          <table:table-cell table:style-name="ce4" table:formula="of:=SUM([.H20:.H25])" office:value-type="float" office:value="201598" calcext:value-type="float">
            <text:p>201598</text:p>
          </table:table-cell>
          <table:table-cell table:style-name="ce4" table:formula="of:=SUM([.I20:.I25])" office:value-type="float" office:value="237484" calcext:value-type="float">
            <text:p>237484</text:p>
          </table:table-cell>
          <table:table-cell table:style-name="ce4" table:formula="of:=SUM([.J20:.J25])" office:value-type="float" office:value="201598" calcext:value-type="float">
            <text:p>201598</text:p>
          </table:table-cell>
          <table:table-cell table:style-name="ce4" table:formula="of:=SUM([.K20:.K25])" office:value-type="float" office:value="269108" calcext:value-type="float">
            <text:p>269108</text:p>
          </table:table-cell>
          <table:table-cell table:style-name="ce4" table:formula="of:=SUM([.L20:.L25])" office:value-type="float" office:value="202044" calcext:value-type="float">
            <text:p>202044</text:p>
          </table:table-cell>
          <table:table-cell table:style-name="ce4" table:formula="of:=SUM([.M20:.M25])" office:value-type="float" office:value="238444" calcext:value-type="float">
            <text:p>238444</text:p>
          </table:table-cell>
          <table:table-cell table:style-name="ce4" table:formula="of:=SUM([.N20:.N25])" office:value-type="float" office:value="200724" calcext:value-type="float">
            <text:p>200724</text:p>
          </table:table-cell>
          <table:table-cell table:style-name="ce4" table:formula="of:=SUM([.O20:.O25])" office:value-type="float" office:value="238460" calcext:value-type="float">
            <text:p>238460</text:p>
          </table:table-cell>
          <table:table-cell table:style-name="ce4" table:formula="of:=SUM([.P20:.P25])" office:value-type="float" office:value="200788" calcext:value-type="float">
            <text:p>200788</text:p>
          </table:table-cell>
          <table:table-cell table:style-name="ce4" table:formula="of:=SUM([.Q20:.Q25])" office:value-type="float" office:value="222420" calcext:value-type="float">
            <text:p>222420</text:p>
          </table:table-cell>
          <table:table-cell table:style-name="ce4" table:formula="of:=SUM([.R20:.R25])" office:value-type="float" office:value="201662" calcext:value-type="float">
            <text:p>201662</text:p>
          </table:table-cell>
          <table:table-cell table:style-name="ce4" table:formula="of:=SUM([.S20:.S25])" office:value-type="float" office:value="269044" calcext:value-type="float">
            <text:p>269044</text:p>
          </table:table-cell>
          <table:table-cell table:style-name="ce4" table:formula="of:=SUM([.T20:.T25])" office:value-type="float" office:value="202108" calcext:value-type="float">
            <text:p>202108</text:p>
          </table:table-cell>
          <table:table-cell table:formula="of:=SUM([.U20];[.U22];[.U24])" office:value-type="float" office:value="137357.777777778" calcext:value-type="float">
            <text:p>137357.777777778</text:p>
          </table:table-cell>
          <table:table-cell table:formula="of:=SUM([.V20];[.V22];[.V24])" office:value-type="float" office:value="126405" calcext:value-type="float">
            <text:p>1264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nsaction</text:p>
          </table:table-cell>
          <table:table-cell table:style-name="Default" table:formula="of:=SUM([.C20];[.C22];[.C24])" office:value-type="float" office:value="137742" calcext:value-type="float">
            <text:p>137742</text:p>
          </table:table-cell>
          <table:table-cell table:style-name="Default" table:formula="of:=SUM([.D20];[.D22];[.D24])" office:value-type="float" office:value="126678" calcext:value-type="float">
            <text:p>126678</text:p>
          </table:table-cell>
          <table:table-cell table:style-name="Default" table:formula="of:=SUM([.E20];[.E22];[.E24])" office:value-type="float" office:value="137410" calcext:value-type="float">
            <text:p>137410</text:p>
          </table:table-cell>
          <table:table-cell table:style-name="Default" table:formula="of:=SUM([.F20];[.F22];[.F24])" office:value-type="float" office:value="126018" calcext:value-type="float">
            <text:p>126018</text:p>
          </table:table-cell>
          <table:table-cell table:style-name="Default" table:formula="of:=SUM([.G20];[.G22];[.G24])" office:value-type="float" office:value="122056" calcext:value-type="float">
            <text:p>122056</text:p>
          </table:table-cell>
          <table:table-cell table:style-name="Default" table:formula="of:=SUM([.H20];[.H22];[.H24])" office:value-type="float" office:value="126455" calcext:value-type="float">
            <text:p>126455</text:p>
          </table:table-cell>
          <table:table-cell table:style-name="Default" table:formula="of:=SUM([.I20];[.I22];[.I24])" office:value-type="float" office:value="136930" calcext:value-type="float">
            <text:p>136930</text:p>
          </table:table-cell>
          <table:table-cell table:style-name="Default" table:formula="of:=SUM([.J20];[.J22];[.J24])" office:value-type="float" office:value="126455" calcext:value-type="float">
            <text:p>126455</text:p>
          </table:table-cell>
          <table:table-cell table:style-name="Default" table:formula="of:=SUM([.K20];[.K22];[.K24])" office:value-type="float" office:value="152742" calcext:value-type="float">
            <text:p>152742</text:p>
          </table:table-cell>
          <table:table-cell table:style-name="Default" table:formula="of:=SUM([.L20];[.L22];[.L24])" office:value-type="float" office:value="126678" calcext:value-type="float">
            <text:p>126678</text:p>
          </table:table-cell>
          <table:table-cell table:style-name="Default" table:formula="of:=SUM([.M20];[.M22];[.M24])" office:value-type="float" office:value="137410" calcext:value-type="float">
            <text:p>137410</text:p>
          </table:table-cell>
          <table:table-cell table:style-name="Default" table:formula="of:=SUM([.N20];[.N22];[.N24])" office:value-type="float" office:value="126018" calcext:value-type="float">
            <text:p>126018</text:p>
          </table:table-cell>
          <table:table-cell table:style-name="Default" table:formula="of:=SUM([.O20];[.O22];[.O24])" office:value-type="float" office:value="137386" calcext:value-type="float">
            <text:p>137386</text:p>
          </table:table-cell>
          <table:table-cell table:style-name="Default" table:formula="of:=SUM([.P20];[.P22];[.P24])" office:value-type="float" office:value="126082" calcext:value-type="float">
            <text:p>126082</text:p>
          </table:table-cell>
          <table:table-cell table:style-name="Default" table:formula="of:=SUM([.Q20];[.Q22];[.Q24])" office:value-type="float" office:value="121866" calcext:value-type="float">
            <text:p>121866</text:p>
          </table:table-cell>
          <table:table-cell table:formula="of:=SUM([.R20];[.R22];[.R24])" office:value-type="float" office:value="126519" calcext:value-type="float">
            <text:p>126519</text:p>
          </table:table-cell>
          <table:table-cell table:style-name="Default" table:formula="of:=SUM([.S20];[.S22];[.S24])" office:value-type="float" office:value="152678" calcext:value-type="float">
            <text:p>152678</text:p>
          </table:table-cell>
          <table:table-cell table:style-name="Default" table:formula="of:=SUM([.T20];[.T22];[.T24])" office:value-type="float" office:value="126742" calcext:value-type="float">
            <text:p>1267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26]-[.D26]" office:value-type="float" office:value="37064" calcext:value-type="float">
            <text:p>37064</text:p>
          </table:table-cell>
          <table:table-cell table:style-name="Default" table:formula="of:=([.C26]-[.D26])/[.D26]" office:value-type="float" office:value="0.1834451901566" calcext:value-type="float">
            <text:p>0.1834451902</text:p>
          </table:table-cell>
          <table:table-cell table:style-name="Default" table:formula="of:=[.E26]-[.F26]" office:value-type="float" office:value="37720" calcext:value-type="float">
            <text:p>37720</text:p>
          </table:table-cell>
          <table:table-cell table:style-name="Default" table:formula="of:=([.E26]-[.F26])/[.F26]" office:value-type="float" office:value="0.187919730575317" calcext:value-type="float">
            <text:p>0.1879197306</text:p>
          </table:table-cell>
          <table:table-cell table:style-name="Default" table:formula="of:=[.G26]-[.H26]" office:value-type="float" office:value="21138" calcext:value-type="float">
            <text:p>21138</text:p>
          </table:table-cell>
          <table:table-cell table:style-name="Default" table:formula="of:=([.G26]-[.H26])/[.H26]" office:value-type="float" office:value="0.104852230676892" calcext:value-type="float">
            <text:p>0.1048522307</text:p>
          </table:table-cell>
          <table:table-cell table:style-name="Default" table:formula="of:=[.I26]-[.J26]" office:value-type="float" office:value="35886" calcext:value-type="float">
            <text:p>35886</text:p>
          </table:table-cell>
          <table:table-cell table:style-name="Default" table:formula="of:=([.I26]-[.J26])/[.J26]" office:value-type="float" office:value="0.178007718330539" calcext:value-type="float">
            <text:p>0.1780077183</text:p>
          </table:table-cell>
          <table:table-cell table:style-name="Default" table:formula="of:=[.K26]-[.L26]" office:value-type="float" office:value="67064" calcext:value-type="float">
            <text:p>67064</text:p>
          </table:table-cell>
          <table:table-cell table:style-name="Default" table:formula="of:=([.K26]-[.L26])/[.L26]" office:value-type="float" office:value="0.331927698917068" calcext:value-type="float">
            <text:p>0.3319276989</text:p>
          </table:table-cell>
          <table:table-cell table:style-name="Default" table:formula="of:=[.M26]-[.N26]" office:value-type="float" office:value="37720" calcext:value-type="float">
            <text:p>37720</text:p>
          </table:table-cell>
          <table:table-cell table:style-name="Default" table:formula="of:=([.M26]-[.N26])/[.N26]" office:value-type="float" office:value="0.187919730575317" calcext:value-type="float">
            <text:p>0.1879197306</text:p>
          </table:table-cell>
          <table:table-cell table:style-name="Default" table:formula="of:=[.O26]-[.P26]" office:value-type="float" office:value="37672" calcext:value-type="float">
            <text:p>37672</text:p>
          </table:table-cell>
          <table:table-cell table:style-name="Default" table:formula="of:=([.O26]-[.P26])/[.P26]" office:value-type="float" office:value="0.18762077414985" calcext:value-type="float">
            <text:p>0.1876207741</text:p>
          </table:table-cell>
          <table:table-cell table:style-name="Default" table:formula="of:=[.Q26]-[.R26]" office:value-type="float" office:value="20758" calcext:value-type="float">
            <text:p>20758</text:p>
          </table:table-cell>
          <table:table-cell table:formula="of:=([.Q26]-[.R26])/[.R26]" office:value-type="float" office:value="0.102934613362954" calcext:value-type="float">
            <text:p>0.1029346134</text:p>
          </table:table-cell>
          <table:table-cell table:style-name="Default" table:formula="of:=[.S26]-[.T26]" office:value-type="float" office:value="66936" calcext:value-type="float">
            <text:p>66936</text:p>
          </table:table-cell>
          <table:table-cell table:style-name="Default" table:formula="of:=([.S26]-[.T26])/[.T26]" office:value-type="float" office:value="0.331189265145368" calcext:value-type="float">
            <text:p>0.3311892651</text:p>
          </table:table-cell>
          <table:table-cell table:formula="of:=SUM([.T28];[.R28];[.P28];[.N28];[.L28];[.J28];[.H28];[.F28];[.D28])/9" office:value-type="float" office:value="0.199535216876656" calcext:value-type="float">
            <text:p>0.1995352169</text:p>
          </table:table-cell>
          <table:table-cell/>
          <table:table-cell table:formula="of:=SUM([.U13];[.U28];[.U43];[.V58])/4" office:value-type="float" office:value="0.13282473668004" calcext:value-type="float">
            <text:p>0.13282473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27]-[.D27]" office:value-type="float" office:value="11064" calcext:value-type="float">
            <text:p>11064</text:p>
          </table:table-cell>
          <table:table-cell table:style-name="Default" table:formula="of:=([.C27]-[.D27])/[.C27]" office:value-type="float" office:value="0.0803240841573376" calcext:value-type="float">
            <text:p>0.0803240842</text:p>
          </table:table-cell>
          <table:table-cell table:style-name="Default" table:formula="of:=[.E27]-[.F27]" office:value-type="float" office:value="11392" calcext:value-type="float">
            <text:p>11392</text:p>
          </table:table-cell>
          <table:table-cell table:style-name="Default" table:formula="of:=([.E27]-[.F27])/[.E27]" office:value-type="float" office:value="0.0829051742959028" calcext:value-type="float">
            <text:p>0.0829051743</text:p>
          </table:table-cell>
          <table:table-cell table:style-name="Default" table:formula="of:=[.G27]-[.H27]" office:value-type="float" office:value="-4399" calcext:value-type="float">
            <text:p>-4399</text:p>
          </table:table-cell>
          <table:table-cell table:style-name="Default" table:formula="of:=([.G27]-[.H27])/[.G27]" office:value-type="float" office:value="-0.0360408337156715" calcext:value-type="float">
            <text:p>-0.0360408337</text:p>
          </table:table-cell>
          <table:table-cell table:style-name="Default" table:formula="of:=[.I27]-[.J27]" office:value-type="float" office:value="10475" calcext:value-type="float">
            <text:p>10475</text:p>
          </table:table-cell>
          <table:table-cell table:style-name="Default" table:formula="of:=([.I27]-[.J27])/[.I27]" office:value-type="float" office:value="0.0764989410647776" calcext:value-type="float">
            <text:p>0.0764989411</text:p>
          </table:table-cell>
          <table:table-cell table:style-name="Default" table:formula="of:=[.K27]-[.L27]" office:value-type="float" office:value="26064" calcext:value-type="float">
            <text:p>26064</text:p>
          </table:table-cell>
          <table:table-cell table:style-name="Default" table:formula="of:=([.K27]-[.L27])/[.K27]" office:value-type="float" office:value="0.17064068821935" calcext:value-type="float">
            <text:p>0.1706406882</text:p>
          </table:table-cell>
          <table:table-cell table:style-name="Default" table:formula="of:=[.M27]-[.N27]" office:value-type="float" office:value="11392" calcext:value-type="float">
            <text:p>11392</text:p>
          </table:table-cell>
          <table:table-cell table:style-name="Default" table:formula="of:=([.M27]-[.N27])/[.M27]" office:value-type="float" office:value="0.0829051742959028" calcext:value-type="float">
            <text:p>0.0829051743</text:p>
          </table:table-cell>
          <table:table-cell table:style-name="Default" table:formula="of:=[.O27]-[.P27]" office:value-type="float" office:value="11304" calcext:value-type="float">
            <text:p>11304</text:p>
          </table:table-cell>
          <table:table-cell table:style-name="Default" table:formula="of:=([.O27]-[.P27])/[.O27]" office:value-type="float" office:value="0.0822791259662557" calcext:value-type="float">
            <text:p>0.082279126</text:p>
          </table:table-cell>
          <table:table-cell table:style-name="Default" table:formula="of:=[.Q27]-[.R27]" office:value-type="float" office:value="-4653" calcext:value-type="float">
            <text:p>-4653</text:p>
          </table:table-cell>
          <table:table-cell table:formula="of:=([.Q27]-[.R27])/[.Q27]" office:value-type="float" office:value="-0.0381812810792182" calcext:value-type="float">
            <text:p>-0.0381812811</text:p>
          </table:table-cell>
          <table:table-cell table:style-name="Default" table:formula="of:=[.S27]-[.T27]" office:value-type="float" office:value="25936" calcext:value-type="float">
            <text:p>25936</text:p>
          </table:table-cell>
          <table:table-cell table:style-name="Default" table:formula="of:=([.S27]-[.T27])/[.S27]" office:value-type="float" office:value="0.169873852159447" calcext:value-type="float">
            <text:p>0.1698738522</text:p>
          </table:table-cell>
          <table:table-cell table:formula="of:=AVERAGE([.T29];[.R29];[.P29];[.N29];[.L29];[.J29];[.H29];[.F29];[.D29])" office:value-type="float" office:value="0.0745783250404538" calcext:value-type="float">
            <text:p>0.074578325</text:p>
          </table:table-cell>
          <table:table-cell/>
          <table:table-cell table:formula="of:=AVERAGE([.U14];[.U29];[.U44];[.U59])" office:value-type="float" office:value="0.0975964958132522" calcext:value-type="float">
            <text:p>0.09759649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15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1 reveals first, Player 1 claims first</text:p>
          </table:table-cell>
          <table:covered-table-cell table:number-columns-repeated="3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table:style-name="ce8"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17" calcext:value-type="float">
            <text:p>35417</text:p>
          </table:table-cell>
          <table:table-cell table:formula="of:=AVERAGE([.S35];[.Q35];[.O35];[.M35];[.K35];[.I35];[.G35];[.E35];[.C35])" office:value-type="float" office:value="50007.6666666667" calcext:value-type="float">
            <text:p>50007.6666666667</text:p>
          </table:table-cell>
          <table:table-cell table:formula="of:=AVERAGE([.T35];[.R35];[.P35];[.N35];[.L35];[.J35];[.H35];[.F35];[.D35])" office:value-type="float" office:value="35459.6666666667" calcext:value-type="float">
            <text:p>35459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table:style-name="ce8"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54393" calcext:value-type="float">
            <text:p>54393</text:p>
          </table:table-cell>
          <table:table-cell office:value-type="float" office:value="60805" calcext:value-type="float">
            <text:p>60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45579" calcext:value-type="float">
            <text:p>45579</text:p>
          </table:table-cell>
          <table:table-cell office:value-type="float" office:value="54393" calcext:value-type="float">
            <text:p>54393</text:p>
          </table:table-cell>
          <table:table-cell office:value-type="float" office:value="60653" calcext:value-type="float">
            <text:p>60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60736" calcext:value-type="float">
            <text:p>60736</text:p>
          </table:table-cell>
          <table:table-cell office:value-type="float" office:value="54393" calcext:value-type="float">
            <text:p>54393</text:p>
          </table:table-cell>
          <table:table-cell table:style-name="ce8" office:value-type="float" office:value="45653" calcext:value-type="float">
            <text:p>45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  <table:table-cell table:formula="of:=AVERAGE([.S37];[.Q37];[.O37];[.M37];[.K37];[.I37];[.G37];[.E37];[.C37])" office:value-type="float" office:value="54393" calcext:value-type="float">
            <text:p>54393</text:p>
          </table:table-cell>
          <table:table-cell table:formula="of:=AVERAGE([.T37];[.R37];[.P37];[.N37];[.L37];[.J37];[.H37];[.F37];[.D37])" office:value-type="float" office:value="60714.2222222222" calcext:value-type="float">
            <text:p>60714.22222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2737" calcext:value-type="float">
            <text:p>32737</text:p>
          </table:table-cell>
          <table:table-cell office:value-type="float" office:value="39149" calcext:value-type="float">
            <text:p>39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123" calcext:value-type="float">
            <text:p>39123</text:p>
          </table:table-cell>
          <table:table-cell office:value-type="float" office:value="32737" calcext:value-type="float">
            <text:p>32737</text:p>
          </table:table-cell>
          <table:table-cell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080" calcext:value-type="float">
            <text:p>39080</text:p>
          </table:table-cell>
          <table:table-cell office:value-type="float" office:value="32737" calcext:value-type="float">
            <text:p>32737</text:p>
          </table:table-cell>
          <table:table-cell table:style-name="ce8"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248" calcext:value-type="float">
            <text:p>36248</text:p>
          </table:table-cell>
          <table:table-cell office:value-type="float" office:value="27167" calcext:value-type="float">
            <text:p>27167</text:p>
          </table:table-cell>
          <table:table-cell office:value-type="float" office:value="36248" calcext:value-type="float">
            <text:p>36248</text:p>
          </table:table-cell>
          <table:table-cell office:value-type="float" office:value="27167" calcext:value-type="float">
            <text:p>27167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685" calcext:value-type="float">
            <text:p>36685</text:p>
          </table:table-cell>
          <table:table-cell office:value-type="float" office:value="26730" calcext:value-type="float">
            <text:p>26730</text:p>
          </table:table-cell>
          <table:table-cell office:value-type="float" office:value="36248" calcext:value-type="float">
            <text:p>36248</text:p>
          </table:table-cell>
          <table:table-cell table:style-name="ce8" office:value-type="float" office:value="27167" calcext:value-type="float">
            <text:p>27167</text:p>
          </table:table-cell>
          <table:table-cell office:value-type="float" office:value="36908" calcext:value-type="float">
            <text:p>36908</text:p>
          </table:table-cell>
          <table:table-cell office:value-type="float" office:value="27390" calcext:value-type="float">
            <text:p>27390</text:p>
          </table:table-cell>
          <table:table-cell table:formula="of:=AVERAGE([.S39];[.Q39];[.O39];[.M39];[.K39];[.I39];[.G39];[.E39];[.C39])" office:value-type="float" office:value="36613.6666666667" calcext:value-type="float">
            <text:p>36613.6666666667</text:p>
          </table:table-cell>
          <table:table-cell table:formula="of:=AVERAGE([.T39];[.R39];[.P39];[.N39];[.L39];[.J39];[.H39];[.F39];[.D39])" office:value-type="float" office:value="27095.6666666667" calcext:value-type="float">
            <text:p>27095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4976" calcext:value-type="float">
            <text:p>14976</text:p>
          </table:table-cell>
          <table:table-cell office:value-type="float" office:value="20895" calcext:value-type="float">
            <text:p>20895</text:p>
          </table:table-cell>
          <table:table-cell office:value-type="float" office:value="14976" calcext:value-type="float">
            <text:p>14976</text:p>
          </table:table-cell>
          <table:table-cell office:value-type="float" office:value="20895" calcext:value-type="float">
            <text:p>20895</text:p>
          </table:table-cell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5413" calcext:value-type="float">
            <text:p>15413</text:p>
          </table:table-cell>
          <table:table-cell office:value-type="float" office:value="20458" calcext:value-type="float">
            <text:p>20458</text:p>
          </table:table-cell>
          <table:table-cell office:value-type="float" office:value="14976" calcext:value-type="float">
            <text:p>14976</text:p>
          </table:table-cell>
          <table:table-cell table:style-name="ce8" office:value-type="float" office:value="20895" calcext:value-type="float">
            <text:p>20895</text:p>
          </table:table-cell>
          <table:table-cell office:value-type="float" office:value="15636" calcext:value-type="float">
            <text:p>15636</text:p>
          </table:table-cell>
          <table:table-cell office:value-type="float" office:value="21118" calcext:value-type="float">
            <text:p>211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35:.C40])" office:value-type="float" office:value="231284" calcext:value-type="float">
            <text:p>231284</text:p>
          </table:table-cell>
          <table:table-cell table:style-name="ce4" table:formula="of:=SUM([.D35:.D40])" office:value-type="float" office:value="210976" calcext:value-type="float">
            <text:p>210976</text:p>
          </table:table-cell>
          <table:table-cell table:style-name="ce4" table:formula="of:=SUM([.E35:.E40])" office:value-type="float" office:value="230838" calcext:value-type="float">
            <text:p>230838</text:p>
          </table:table-cell>
          <table:table-cell table:style-name="ce4" table:formula="of:=SUM([.F35:.F40])" office:value-type="float" office:value="209438" calcext:value-type="float">
            <text:p>209438</text:p>
          </table:table-cell>
          <table:table-cell table:style-name="ce4" table:formula="of:=SUM([.G35:.G40])" office:value-type="float" office:value="229964" calcext:value-type="float">
            <text:p>229964</text:p>
          </table:table-cell>
          <table:table-cell table:style-name="ce4" table:formula="of:=SUM([.H35:.H40])" office:value-type="float" office:value="195214" calcext:value-type="float">
            <text:p>195214</text:p>
          </table:table-cell>
          <table:table-cell table:style-name="ce4" table:formula="of:=SUM([.I35:.I40])" office:value-type="float" office:value="229964" calcext:value-type="float">
            <text:p>229964</text:p>
          </table:table-cell>
          <table:table-cell table:style-name="ce4" table:formula="of:=SUM([.J35:.J40])" office:value-type="float" office:value="210226" calcext:value-type="float">
            <text:p>210226</text:p>
          </table:table-cell>
          <table:table-cell table:style-name="ce4" table:formula="of:=SUM([.K35:.K40])" office:value-type="float" office:value="231284" calcext:value-type="float">
            <text:p>231284</text:p>
          </table:table-cell>
          <table:table-cell table:style-name="ce4" table:formula="of:=SUM([.L35:.L40])" office:value-type="float" office:value="240976" calcext:value-type="float">
            <text:p>240976</text:p>
          </table:table-cell>
          <table:table-cell table:style-name="ce4" table:formula="of:=SUM([.M35:.M40])" office:value-type="float" office:value="230838" calcext:value-type="float">
            <text:p>230838</text:p>
          </table:table-cell>
          <table:table-cell table:style-name="ce4" table:formula="of:=SUM([.N35:.N40])" office:value-type="float" office:value="209374" calcext:value-type="float">
            <text:p>209374</text:p>
          </table:table-cell>
          <table:table-cell table:style-name="ce4" table:formula="of:=SUM([.O35:.O40])" office:value-type="float" office:value="230774" calcext:value-type="float">
            <text:p>230774</text:p>
          </table:table-cell>
          <table:table-cell table:style-name="ce4" table:formula="of:=SUM([.P35:.P40])" office:value-type="float" office:value="209518" calcext:value-type="float">
            <text:p>209518</text:p>
          </table:table-cell>
          <table:table-cell table:style-name="ce4" table:formula="of:=SUM([.Q35:.Q40])" office:value-type="float" office:value="229900" calcext:value-type="float">
            <text:p>229900</text:p>
          </table:table-cell>
          <table:table-cell table:style-name="ce4" table:formula="of:=SUM([.R35:.R40])" office:value-type="float" office:value="195226" calcext:value-type="float">
            <text:p>195226</text:p>
          </table:table-cell>
          <table:table-cell table:style-name="ce4" table:formula="of:=SUM([.S35:.S40])" office:value-type="float" office:value="231220" calcext:value-type="float">
            <text:p>231220</text:p>
          </table:table-cell>
          <table:table-cell table:style-name="ce4" table:formula="of:=SUM([.T35:.T40])" office:value-type="float" office:value="240912" calcext:value-type="float">
            <text:p>240912</text:p>
          </table:table-cell>
          <table:table-cell table:formula="of:=SUM([.U35];[.U37];[.U39])" office:value-type="float" office:value="141014.333333333" calcext:value-type="float">
            <text:p>141014.333333333</text:p>
          </table:table-cell>
          <table:table-cell table:formula="of:=SUM([.V35];[.V37];[.V39])" office:value-type="float" office:value="123269.555555556" calcext:value-type="float">
            <text:p>123269.5555555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nsaction</text:p>
          </table:table-cell>
          <table:table-cell table:style-name="Default" table:formula="of:=SUM([.C35];[.C37];[.C39])" office:value-type="float" office:value="141330" calcext:value-type="float">
            <text:p>141330</text:p>
          </table:table-cell>
          <table:table-cell table:style-name="Default" table:formula="of:=SUM([.D35];[.D37];[.D39])" office:value-type="float" office:value="123676" calcext:value-type="float">
            <text:p>123676</text:p>
          </table:table-cell>
          <table:table-cell table:style-name="Default" table:formula="of:=SUM([.E35];[.E37];[.E39])" office:value-type="float" office:value="141107" calcext:value-type="float">
            <text:p>141107</text:p>
          </table:table-cell>
          <table:table-cell table:style-name="Default" table:formula="of:=SUM([.F35];[.F37];[.F39])" office:value-type="float" office:value="122907" calcext:value-type="float">
            <text:p>122907</text:p>
          </table:table-cell>
          <table:table-cell table:style-name="Default" table:formula="of:=SUM([.G35];[.G37];[.G39])" office:value-type="float" office:value="140670" calcext:value-type="float">
            <text:p>140670</text:p>
          </table:table-cell>
          <table:table-cell table:style-name="Default" table:formula="of:=SUM([.H35];[.H37];[.H39])" office:value-type="float" office:value="108163" calcext:value-type="float">
            <text:p>108163</text:p>
          </table:table-cell>
          <table:table-cell table:style-name="Default" table:formula="of:=SUM([.I35];[.I37];[.I39])" office:value-type="float" office:value="140670" calcext:value-type="float">
            <text:p>140670</text:p>
          </table:table-cell>
          <table:table-cell table:style-name="Default" table:formula="of:=SUM([.J35];[.J37];[.J39])" office:value-type="float" office:value="123301" calcext:value-type="float">
            <text:p>123301</text:p>
          </table:table-cell>
          <table:table-cell table:style-name="Default" table:formula="of:=SUM([.K35];[.K37];[.K39])" office:value-type="float" office:value="141330" calcext:value-type="float">
            <text:p>141330</text:p>
          </table:table-cell>
          <table:table-cell table:style-name="Default" table:formula="of:=SUM([.L35];[.L37];[.L39])" office:value-type="float" office:value="138676" calcext:value-type="float">
            <text:p>138676</text:p>
          </table:table-cell>
          <table:table-cell table:style-name="Default" table:formula="of:=SUM([.M35];[.M37];[.M39])" office:value-type="float" office:value="141107" calcext:value-type="float">
            <text:p>141107</text:p>
          </table:table-cell>
          <table:table-cell table:style-name="Default" table:formula="of:=SUM([.N35];[.N37];[.N39])" office:value-type="float" office:value="122843" calcext:value-type="float">
            <text:p>122843</text:p>
          </table:table-cell>
          <table:table-cell table:style-name="Default" table:formula="of:=SUM([.O35];[.O37];[.O39])" office:value-type="float" office:value="141043" calcext:value-type="float">
            <text:p>141043</text:p>
          </table:table-cell>
          <table:table-cell table:style-name="Default" table:formula="of:=SUM([.P35];[.P37];[.P39])" office:value-type="float" office:value="122947" calcext:value-type="float">
            <text:p>122947</text:p>
          </table:table-cell>
          <table:table-cell table:style-name="Default" table:formula="of:=SUM([.Q35];[.Q37];[.Q39])" office:value-type="float" office:value="140606" calcext:value-type="float">
            <text:p>140606</text:p>
          </table:table-cell>
          <table:table-cell table:formula="of:=SUM([.R35];[.R37];[.R39])" office:value-type="float" office:value="108301" calcext:value-type="float">
            <text:p>108301</text:p>
          </table:table-cell>
          <table:table-cell table:style-name="Default" table:formula="of:=SUM([.S35];[.S37];[.S39])" office:value-type="float" office:value="141266" calcext:value-type="float">
            <text:p>141266</text:p>
          </table:table-cell>
          <table:table-cell table:style-name="Default" table:formula="of:=SUM([.T35];[.T37];[.T39])" office:value-type="float" office:value="138612" calcext:value-type="float">
            <text:p>13861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41]-[.D41]" office:value-type="float" office:value="20308" calcext:value-type="float">
            <text:p>20308</text:p>
          </table:table-cell>
          <table:table-cell table:style-name="Default" table:formula="of:=([.C41]-[.D41])/[.D41]" office:value-type="float" office:value="0.096257394205976" calcext:value-type="float">
            <text:p>0.0962573942</text:p>
          </table:table-cell>
          <table:table-cell table:style-name="Default" table:formula="of:=[.E41]-[.F41]" office:value-type="float" office:value="21400" calcext:value-type="float">
            <text:p>21400</text:p>
          </table:table-cell>
          <table:table-cell table:style-name="Default" table:formula="of:=([.E41]-[.F41])/[.F41]" office:value-type="float" office:value="0.102178210257928" calcext:value-type="float">
            <text:p>0.1021782103</text:p>
          </table:table-cell>
          <table:table-cell table:style-name="Default" table:formula="of:=[.G41]-[.H41]" office:value-type="float" office:value="34750" calcext:value-type="float">
            <text:p>34750</text:p>
          </table:table-cell>
          <table:table-cell table:style-name="Default" table:formula="of:=([.G41]-[.H41])/[.H41]" office:value-type="float" office:value="0.178009773889168" calcext:value-type="float">
            <text:p>0.1780097739</text:p>
          </table:table-cell>
          <table:table-cell table:style-name="Default" table:formula="of:=[.I41]-[.J41]" office:value-type="float" office:value="19738" calcext:value-type="float">
            <text:p>19738</text:p>
          </table:table-cell>
          <table:table-cell table:style-name="Default" table:formula="of:=([.I41]-[.J41])/[.J41]" office:value-type="float" office:value="0.093889433276569" calcext:value-type="float">
            <text:p>0.0938894333</text:p>
          </table:table-cell>
          <table:table-cell table:style-name="Default" table:formula="of:=[.K41]-[.L41]" office:value-type="float" office:value="-9692" calcext:value-type="float">
            <text:p>-9692</text:p>
          </table:table-cell>
          <table:table-cell table:style-name="Default" table:formula="of:=([.K41]-[.L41])/[.L41]" office:value-type="float" office:value="-0.0402197729234447" calcext:value-type="float">
            <text:p>-0.0402197729</text:p>
          </table:table-cell>
          <table:table-cell table:style-name="Default" table:formula="of:=[.M41]-[.N41]" office:value-type="float" office:value="21464" calcext:value-type="float">
            <text:p>21464</text:p>
          </table:table-cell>
          <table:table-cell table:style-name="Default" table:formula="of:=([.M41]-[.N41])/[.N41]" office:value-type="float" office:value="0.102515116490109" calcext:value-type="float">
            <text:p>0.1025151165</text:p>
          </table:table-cell>
          <table:table-cell table:style-name="Default" table:formula="of:=[.O41]-[.P41]" office:value-type="float" office:value="21256" calcext:value-type="float">
            <text:p>21256</text:p>
          </table:table-cell>
          <table:table-cell table:style-name="Default" table:formula="of:=([.O41]-[.P41])/[.P41]" office:value-type="float" office:value="0.101451903893699" calcext:value-type="float">
            <text:p>0.1014519039</text:p>
          </table:table-cell>
          <table:table-cell table:style-name="Default" table:formula="of:=[.Q41]-[.R41]" office:value-type="float" office:value="34674" calcext:value-type="float">
            <text:p>34674</text:p>
          </table:table-cell>
          <table:table-cell table:formula="of:=([.Q41]-[.R41])/[.R41]" office:value-type="float" office:value="0.177609539712948" calcext:value-type="float">
            <text:p>0.1776095397</text:p>
          </table:table-cell>
          <table:table-cell table:style-name="Default" table:formula="of:=[.S41]-[.T41]" office:value-type="float" office:value="-9692" calcext:value-type="float">
            <text:p>-9692</text:p>
          </table:table-cell>
          <table:table-cell table:style-name="Default" table:formula="of:=([.S41]-[.T41])/[.T41]" office:value-type="float" office:value="-0.0402304575944743" calcext:value-type="float">
            <text:p>-0.0402304576</text:p>
          </table:table-cell>
          <table:table-cell table:formula="of:=SUM([.T43];[.R43];[.P43];[.N43];[.L43];[.J43];[.H43];[.F43];[.D43])/9" office:value-type="float" office:value="0.0857179045787198" calcext:value-type="float">
            <text:p>0.085717904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formula="of:=[.C42]-[.D42]" office:value-type="float" office:value="17654" calcext:value-type="float">
            <text:p>17654</text:p>
          </table:table-cell>
          <table:table-cell table:style-name="Default" table:formula="of:=([.C42]-[.D42])/[.C42]" office:value-type="float" office:value="0.124913323427439" calcext:value-type="float">
            <text:p>0.1249133234</text:p>
          </table:table-cell>
          <table:table-cell table:style-name="Default" table:formula="of:=[.E42]-[.F42]" office:value-type="float" office:value="18200" calcext:value-type="float">
            <text:p>18200</text:p>
          </table:table-cell>
          <table:table-cell table:style-name="Default" table:formula="of:=([.E42]-[.F42])/[.E42]" office:value-type="float" office:value="0.128980135641747" calcext:value-type="float">
            <text:p>0.1289801356</text:p>
          </table:table-cell>
          <table:table-cell table:style-name="Default" table:formula="of:=[.G42]-[.H42]" office:value-type="float" office:value="32507" calcext:value-type="float">
            <text:p>32507</text:p>
          </table:table-cell>
          <table:table-cell table:style-name="Default" table:formula="of:=([.G42]-[.H42])/[.G42]" office:value-type="float" office:value="0.231086941067747" calcext:value-type="float">
            <text:p>0.2310869411</text:p>
          </table:table-cell>
          <table:table-cell table:style-name="Default" table:formula="of:=[.I42]-[.J42]" office:value-type="float" office:value="17369" calcext:value-type="float">
            <text:p>17369</text:p>
          </table:table-cell>
          <table:table-cell table:style-name="Default" table:formula="of:=([.I42]-[.J42])/[.I42]" office:value-type="float" office:value="0.123473377408118" calcext:value-type="float">
            <text:p>0.1234733774</text:p>
          </table:table-cell>
          <table:table-cell table:style-name="Default" table:formula="of:=[.K42]-[.L42]" office:value-type="float" office:value="2654" calcext:value-type="float">
            <text:p>2654</text:p>
          </table:table-cell>
          <table:table-cell table:style-name="Default" table:formula="of:=([.K42]-[.L42])/[.K42]" office:value-type="float" office:value="0.0187787447817166" calcext:value-type="float">
            <text:p>0.0187787448</text:p>
          </table:table-cell>
          <table:table-cell table:style-name="Default" table:formula="of:=[.M42]-[.N42]" office:value-type="float" office:value="18264" calcext:value-type="float">
            <text:p>18264</text:p>
          </table:table-cell>
          <table:table-cell table:style-name="Default" table:formula="of:=([.M42]-[.N42])/[.M42]" office:value-type="float" office:value="0.129433692162685" calcext:value-type="float">
            <text:p>0.1294336922</text:p>
          </table:table-cell>
          <table:table-cell table:style-name="Default" table:formula="of:=[.O42]-[.P42]" office:value-type="float" office:value="18096" calcext:value-type="float">
            <text:p>18096</text:p>
          </table:table-cell>
          <table:table-cell table:style-name="Default" table:formula="of:=([.O42]-[.P42])/[.O42]" office:value-type="float" office:value="0.12830129818566" calcext:value-type="float">
            <text:p>0.1283012982</text:p>
          </table:table-cell>
          <table:table-cell table:style-name="Default" table:formula="of:=[.Q42]-[.R42]" office:value-type="float" office:value="32305" calcext:value-type="float">
            <text:p>32305</text:p>
          </table:table-cell>
          <table:table-cell table:formula="of:=([.Q42]-[.R42])/[.Q42]" office:value-type="float" office:value="0.229755486963572" calcext:value-type="float">
            <text:p>0.229755487</text:p>
          </table:table-cell>
          <table:table-cell table:style-name="Default" table:formula="of:=[.S42]-[.T42]" office:value-type="float" office:value="2654" calcext:value-type="float">
            <text:p>2654</text:p>
          </table:table-cell>
          <table:table-cell table:style-name="Default" table:formula="of:=([.S42]-[.T42])/[.S42]" office:value-type="float" office:value="0.0187872524174253" calcext:value-type="float">
            <text:p>0.0187872524</text:p>
          </table:table-cell>
          <table:table-cell table:formula="of:=AVERAGE([.T44];[.R44];[.P44];[.N44];[.L44];[.J44];[.H44];[.F44];[.D44])" office:value-type="float" office:value="0.12594558356179" calcext:value-type="float">
            <text:p>0.12594558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15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2">
            <text:p>Player 1 plays first, Player 1 reveals first, Player 2 claims first</text:p>
          </table:table-cell>
          <table:covered-table-cell table:number-columns-repeated="3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covered-table-cell table:number-columns-repeated="4" table:style-name="Default"/>
          <table:table-cell table:style-name="Default" table:number-columns-repeated="11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style-name="ce3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Rock (1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Paper (2)</text:p>
          </table:table-cell>
          <table:table-cell table:style-name="ce7" office:value-type="string" calcext:value-type="string">
            <text:p>Scissors (3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Rock (1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Paper (2)</text:p>
          </table:table-cell>
          <table:table-cell table:style-name="ce4" office:value-type="string" calcext:value-type="string">
            <text:p>Scissors (3)</text:p>
          </table:table-cell>
          <table:table-cell table:style-name="ce7" office:value-type="string" calcext:value-type="string">
            <text:p>Scissors (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81" calcext:value-type="float">
            <text:p>35481</text:p>
          </table:table-cell>
          <table:table-cell office:value-type="float" office:value="50029" calcext:value-type="float">
            <text:p>50029</text:p>
          </table:table-cell>
          <table:table-cell office:value-type="float" office:value="35417" calcext:value-type="float">
            <text:p>35417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table:style-name="ce8" office:value-type="float" office:value="35481" calcext:value-type="float">
            <text:p>35481</text:p>
          </table:table-cell>
          <table:table-cell office:value-type="float" office:value="49965" calcext:value-type="float">
            <text:p>49965</text:p>
          </table:table-cell>
          <table:table-cell office:value-type="float" office:value="35481" calcext:value-type="float">
            <text:p>35481</text:p>
          </table:table-cell>
          <table:table-cell table:formula="of:=AVERAGE([.S50];[.Q50];[.O50];[.M50];[.K50];[.I50];[.G50];[.E50];[.C50])" office:value-type="float" office:value="50007.6666666667" calcext:value-type="float">
            <text:p>50007.6666666667</text:p>
          </table:table-cell>
          <table:table-cell table:formula="of:=AVERAGE([.T50];[.R50];[.P50];[.N50];[.L50];[.J50];[.H50];[.F50];[.D50])" office:value-type="float" office:value="35466.7777777778" calcext:value-type="float">
            <text:p>35466.7777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table:style-name="ce8" office:value-type="float" office:value="27033" calcext:value-type="float">
            <text:p>27033</text:p>
          </table:table-cell>
          <table:table-cell office:value-type="float" office:value="41581" calcext:value-type="float">
            <text:p>41581</text:p>
          </table:table-cell>
          <table:table-cell office:value-type="float" office:value="27033" calcext:value-type="float">
            <text:p>270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2</text:p>
          </table:table-cell>
          <table:table-cell office:value-type="float" office:value="54393" calcext:value-type="float">
            <text:p>54393</text:p>
          </table:table-cell>
          <table:table-cell office:value-type="float" office:value="60805" calcext:value-type="float">
            <text:p>60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45579" calcext:value-type="float">
            <text:p>45579</text:p>
          </table:table-cell>
          <table:table-cell office:value-type="float" office:value="54393" calcext:value-type="float">
            <text:p>54393</text:p>
          </table:table-cell>
          <table:table-cell office:value-type="float" office:value="60653" calcext:value-type="float">
            <text:p>60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  <table:table-cell office:value-type="float" office:value="54393" calcext:value-type="float">
            <text:p>54393</text:p>
          </table:table-cell>
          <table:table-cell office:value-type="float" office:value="60696" calcext:value-type="float">
            <text:p>60696</text:p>
          </table:table-cell>
          <table:table-cell office:value-type="float" office:value="54393" calcext:value-type="float">
            <text:p>54393</text:p>
          </table:table-cell>
          <table:table-cell office:value-type="float" office:value="60736" calcext:value-type="float">
            <text:p>60736</text:p>
          </table:table-cell>
          <table:table-cell office:value-type="float" office:value="54393" calcext:value-type="float">
            <text:p>54393</text:p>
          </table:table-cell>
          <table:table-cell table:style-name="ce8" office:value-type="float" office:value="45653" calcext:value-type="float">
            <text:p>45653</text:p>
          </table:table-cell>
          <table:table-cell office:value-type="float" office:value="54393" calcext:value-type="float">
            <text:p>54393</text:p>
          </table:table-cell>
          <table:table-cell office:value-type="float" office:value="75805" calcext:value-type="float">
            <text:p>75805</text:p>
          </table:table-cell>
          <table:table-cell table:formula="of:=AVERAGE([.S52];[.Q52];[.O52];[.M52];[.K52];[.I52];[.G52];[.E52];[.C52])" office:value-type="float" office:value="54393" calcext:value-type="float">
            <text:p>54393</text:p>
          </table:table-cell>
          <table:table-cell table:formula="of:=AVERAGE([.T52];[.R52];[.P52];[.N52];[.L52];[.J52];[.H52];[.F52];[.D52])" office:value-type="float" office:value="60714.2222222222" calcext:value-type="float">
            <text:p>60714.22222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32737" calcext:value-type="float">
            <text:p>32737</text:p>
          </table:table-cell>
          <table:table-cell office:value-type="float" office:value="39149" calcext:value-type="float">
            <text:p>39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123" calcext:value-type="float">
            <text:p>39123</text:p>
          </table:table-cell>
          <table:table-cell office:value-type="float" office:value="32737" calcext:value-type="float">
            <text:p>32737</text:p>
          </table:table-cell>
          <table:table-cell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  <table:table-cell office:value-type="float" office:value="32737" calcext:value-type="float">
            <text:p>32737</text:p>
          </table:table-cell>
          <table:table-cell office:value-type="float" office:value="39040" calcext:value-type="float">
            <text:p>39040</text:p>
          </table:table-cell>
          <table:table-cell office:value-type="float" office:value="32737" calcext:value-type="float">
            <text:p>32737</text:p>
          </table:table-cell>
          <table:table-cell office:value-type="float" office:value="39080" calcext:value-type="float">
            <text:p>39080</text:p>
          </table:table-cell>
          <table:table-cell office:value-type="float" office:value="32737" calcext:value-type="float">
            <text:p>32737</text:p>
          </table:table-cell>
          <table:table-cell table:style-name="ce8" office:value-type="float" office:value="38997" calcext:value-type="float">
            <text:p>38997</text:p>
          </table:table-cell>
          <table:table-cell office:value-type="float" office:value="32737" calcext:value-type="float">
            <text:p>32737</text:p>
          </table:table-cell>
          <table:table-cell office:value-type="float" office:value="54149" calcext:value-type="float">
            <text:p>54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 table:number-columns-spanned="1" table:number-rows-spanned="2">
            <text:p>Phase 3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6489" calcext:value-type="float">
            <text:p>26489</text:p>
          </table:table-cell>
          <table:table-cell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926" calcext:value-type="float">
            <text:p>26926</text:p>
          </table:table-cell>
          <table:table-cell office:value-type="float" office:value="36204" calcext:value-type="float">
            <text:p>36204</text:p>
          </table:table-cell>
          <table:table-cell office:value-type="float" office:value="26489" calcext:value-type="float">
            <text:p>26489</text:p>
          </table:table-cell>
          <table:table-cell table:style-name="ce8" office:value-type="float" office:value="36641" calcext:value-type="float">
            <text:p>36641</text:p>
          </table:table-cell>
          <table:table-cell office:value-type="float" office:value="27149" calcext:value-type="float">
            <text:p>27149</text:p>
          </table:table-cell>
          <table:table-cell office:value-type="float" office:value="36864" calcext:value-type="float">
            <text:p>36864</text:p>
          </table:table-cell>
          <table:table-cell table:formula="of:=AVERAGE([.S54];[.Q54];[.O54];[.M54];[.K54];[.I54];[.G54];[.E54];[.C54])" office:value-type="float" office:value="26854.6666666667" calcext:value-type="float">
            <text:p>26854.6666666667</text:p>
          </table:table-cell>
          <table:table-cell table:formula="of:=AVERAGE([.T54];[.R54];[.P54];[.N54];[.L54];[.J54];[.H54];[.F54];[.D54])" office:value-type="float" office:value="36569.6666666667" calcext:value-type="float">
            <text:p>36569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</text:p>
          </table:table-cell>
          <table:covered-table-cell/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217" calcext:value-type="float">
            <text:p>20217</text:p>
          </table:table-cell>
          <table:table-cell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654" calcext:value-type="float">
            <text:p>20654</text:p>
          </table:table-cell>
          <table:table-cell office:value-type="float" office:value="14932" calcext:value-type="float">
            <text:p>14932</text:p>
          </table:table-cell>
          <table:table-cell office:value-type="float" office:value="20217" calcext:value-type="float">
            <text:p>20217</text:p>
          </table:table-cell>
          <table:table-cell table:style-name="ce8" office:value-type="float" office:value="15369" calcext:value-type="float">
            <text:p>15369</text:p>
          </table:table-cell>
          <table:table-cell office:value-type="float" office:value="20877" calcext:value-type="float">
            <text:p>20877</text:p>
          </table:table-cell>
          <table:table-cell office:value-type="float" office:value="15592" calcext:value-type="float">
            <text:p>155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50:.C55])" office:value-type="float" office:value="226766" calcext:value-type="float">
            <text:p>226766</text:p>
          </table:table-cell>
          <table:table-cell table:style-name="ce4" table:formula="of:=SUM([.D50:.D55])" office:value-type="float" office:value="214924" calcext:value-type="float">
            <text:p>214924</text:p>
          </table:table-cell>
          <table:table-cell table:style-name="ce4" table:formula="of:=SUM([.E50:.E55])" office:value-type="float" office:value="226320" calcext:value-type="float">
            <text:p>226320</text:p>
          </table:table-cell>
          <table:table-cell table:style-name="ce4" table:formula="of:=SUM([.F50:.F55])" office:value-type="float" office:value="213386" calcext:value-type="float">
            <text:p>213386</text:p>
          </table:table-cell>
          <table:table-cell table:style-name="ce4" table:formula="of:=SUM([.G50:.G55])" office:value-type="float" office:value="225446" calcext:value-type="float">
            <text:p>225446</text:p>
          </table:table-cell>
          <table:table-cell table:style-name="ce4" table:formula="of:=SUM([.H50:.H55])" office:value-type="float" office:value="199162" calcext:value-type="float">
            <text:p>199162</text:p>
          </table:table-cell>
          <table:table-cell table:style-name="ce4" table:formula="of:=SUM([.I50:.I55])" office:value-type="float" office:value="225446" calcext:value-type="float">
            <text:p>225446</text:p>
          </table:table-cell>
          <table:table-cell table:style-name="ce4" table:formula="of:=SUM([.J50:.J55])" office:value-type="float" office:value="214174" calcext:value-type="float">
            <text:p>214174</text:p>
          </table:table-cell>
          <table:table-cell table:style-name="ce4" table:formula="of:=SUM([.K50:.K55])" office:value-type="float" office:value="226766" calcext:value-type="float">
            <text:p>226766</text:p>
          </table:table-cell>
          <table:table-cell table:style-name="ce4" table:formula="of:=SUM([.L50:.L55])" office:value-type="float" office:value="244924" calcext:value-type="float">
            <text:p>244924</text:p>
          </table:table-cell>
          <table:table-cell table:style-name="ce4" table:formula="of:=SUM([.M50:.M55])" office:value-type="float" office:value="226320" calcext:value-type="float">
            <text:p>226320</text:p>
          </table:table-cell>
          <table:table-cell table:style-name="ce4" table:formula="of:=SUM([.N50:.N55])" office:value-type="float" office:value="213322" calcext:value-type="float">
            <text:p>213322</text:p>
          </table:table-cell>
          <table:table-cell table:style-name="ce4" table:formula="of:=SUM([.O50:.O55])" office:value-type="float" office:value="226256" calcext:value-type="float">
            <text:p>226256</text:p>
          </table:table-cell>
          <table:table-cell table:style-name="ce4" table:formula="of:=SUM([.P50:.P55])" office:value-type="float" office:value="213466" calcext:value-type="float">
            <text:p>213466</text:p>
          </table:table-cell>
          <table:table-cell table:style-name="ce4" table:formula="of:=SUM([.Q50:.Q55])" office:value-type="float" office:value="225382" calcext:value-type="float">
            <text:p>225382</text:p>
          </table:table-cell>
          <table:table-cell table:style-name="ce4" table:formula="of:=SUM([.R50:.R55])" office:value-type="float" office:value="199174" calcext:value-type="float">
            <text:p>199174</text:p>
          </table:table-cell>
          <table:table-cell table:style-name="ce4" table:formula="of:=SUM([.S50:.S55])" office:value-type="float" office:value="226702" calcext:value-type="float">
            <text:p>226702</text:p>
          </table:table-cell>
          <table:table-cell table:style-name="ce4" table:formula="of:=SUM([.T50:.T55])" office:value-type="float" office:value="244924" calcext:value-type="float">
            <text:p>244924</text:p>
          </table:table-cell>
          <table:table-cell table:formula="of:=SUM([.U50];[.U52];[.U54])" office:value-type="float" office:value="131255.333333333" calcext:value-type="float">
            <text:p>131255.333333333</text:p>
          </table:table-cell>
          <table:table-cell table:formula="of:=SUM([.V50];[.V52];[.V54])" office:value-type="float" office:value="132750.666666667" calcext:value-type="float">
            <text:p>132750.666666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nsaction</text:p>
          </table:table-cell>
          <table:table-cell table:style-name="Default" table:formula="of:=SUM([.C50];[.C52];[.C54])" office:value-type="float" office:value="131571" calcext:value-type="float">
            <text:p>131571</text:p>
          </table:table-cell>
          <table:table-cell table:style-name="Default" table:formula="of:=SUM([.D50];[.D52];[.D54])" office:value-type="float" office:value="133150" calcext:value-type="float">
            <text:p>133150</text:p>
          </table:table-cell>
          <table:table-cell table:style-name="Default" table:formula="of:=SUM([.E50];[.E52];[.E54])" office:value-type="float" office:value="131348" calcext:value-type="float">
            <text:p>131348</text:p>
          </table:table-cell>
          <table:table-cell table:style-name="Default" table:formula="of:=SUM([.F50];[.F52];[.F54])" office:value-type="float" office:value="132381" calcext:value-type="float">
            <text:p>132381</text:p>
          </table:table-cell>
          <table:table-cell table:style-name="Default" table:formula="of:=SUM([.G50];[.G52];[.G54])" office:value-type="float" office:value="130911" calcext:value-type="float">
            <text:p>130911</text:p>
          </table:table-cell>
          <table:table-cell table:style-name="Default" table:formula="of:=SUM([.H50];[.H52];[.H54])" office:value-type="float" office:value="117637" calcext:value-type="float">
            <text:p>117637</text:p>
          </table:table-cell>
          <table:table-cell table:style-name="Default" table:formula="of:=SUM([.I50];[.I52];[.I54])" office:value-type="float" office:value="130911" calcext:value-type="float">
            <text:p>130911</text:p>
          </table:table-cell>
          <table:table-cell table:style-name="Default" table:formula="of:=SUM([.J50];[.J52];[.J54])" office:value-type="float" office:value="132775" calcext:value-type="float">
            <text:p>132775</text:p>
          </table:table-cell>
          <table:table-cell table:style-name="Default" table:formula="of:=SUM([.K50];[.K52];[.K54])" office:value-type="float" office:value="131571" calcext:value-type="float">
            <text:p>131571</text:p>
          </table:table-cell>
          <table:table-cell table:style-name="Default" table:formula="of:=SUM([.L50];[.L52];[.L54])" office:value-type="float" office:value="148150" calcext:value-type="float">
            <text:p>148150</text:p>
          </table:table-cell>
          <table:table-cell table:style-name="Default" table:formula="of:=SUM([.M50];[.M52];[.M54])" office:value-type="float" office:value="131348" calcext:value-type="float">
            <text:p>131348</text:p>
          </table:table-cell>
          <table:table-cell table:style-name="Default" table:formula="of:=SUM([.N50];[.N52];[.N54])" office:value-type="float" office:value="132317" calcext:value-type="float">
            <text:p>132317</text:p>
          </table:table-cell>
          <table:table-cell table:style-name="Default" table:formula="of:=SUM([.O50];[.O52];[.O54])" office:value-type="float" office:value="131284" calcext:value-type="float">
            <text:p>131284</text:p>
          </table:table-cell>
          <table:table-cell table:style-name="Default" table:formula="of:=SUM([.P50];[.P52];[.P54])" office:value-type="float" office:value="132421" calcext:value-type="float">
            <text:p>132421</text:p>
          </table:table-cell>
          <table:table-cell table:style-name="Default" table:formula="of:=SUM([.Q50];[.Q52];[.Q54])" office:value-type="float" office:value="130847" calcext:value-type="float">
            <text:p>130847</text:p>
          </table:table-cell>
          <table:table-cell table:formula="of:=SUM([.R50];[.R52];[.R54])" office:value-type="float" office:value="117775" calcext:value-type="float">
            <text:p>117775</text:p>
          </table:table-cell>
          <table:table-cell table:style-name="Default" table:formula="of:=SUM([.S50];[.S52];[.S54])" office:value-type="float" office:value="131507" calcext:value-type="float">
            <text:p>131507</text:p>
          </table:table-cell>
          <table:table-cell table:style-name="Default" table:formula="of:=SUM([.T50];[.T52];[.T54])" office:value-type="float" office:value="148150" calcext:value-type="float">
            <text:p>1481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formula="of:=[.C56]-[.D56]" office:value-type="float" office:value="11842" calcext:value-type="float">
            <text:p>11842</text:p>
          </table:table-cell>
          <table:table-cell table:style-name="Default" table:formula="of:=([.C56]-[.D56])/[.D56]" office:value-type="float" office:value="0.0550985464629357" calcext:value-type="float">
            <text:p>0.0550985465</text:p>
          </table:table-cell>
          <table:table-cell table:style-name="Default" table:formula="of:=[.E56]-[.F56]" office:value-type="float" office:value="12934" calcext:value-type="float">
            <text:p>12934</text:p>
          </table:table-cell>
          <table:table-cell table:style-name="Default" table:formula="of:=([.E56]-[.F56])/[.F56]" office:value-type="float" office:value="0.0606131611258471" calcext:value-type="float">
            <text:p>0.0606131611</text:p>
          </table:table-cell>
          <table:table-cell table:style-name="Default" table:formula="of:=[.G56]-[.H56]" office:value-type="float" office:value="26284" calcext:value-type="float">
            <text:p>26284</text:p>
          </table:table-cell>
          <table:table-cell table:style-name="Default" table:formula="of:=([.G56]-[.H56])/[.H56]" office:value-type="float" office:value="0.131972966730601" calcext:value-type="float">
            <text:p>0.1319729667</text:p>
          </table:table-cell>
          <table:table-cell table:style-name="Default" table:formula="of:=[.I56]-[.J56]" office:value-type="float" office:value="11272" calcext:value-type="float">
            <text:p>11272</text:p>
          </table:table-cell>
          <table:table-cell table:style-name="Default" table:formula="of:=([.I56]-[.J56])/[.J56]" office:value-type="float" office:value="0.0526301044944765" calcext:value-type="float">
            <text:p>0.0526301045</text:p>
          </table:table-cell>
          <table:table-cell table:style-name="Default" table:formula="of:=[.K56]-[.L56]" office:value-type="float" office:value="-18158" calcext:value-type="float">
            <text:p>-18158</text:p>
          </table:table-cell>
          <table:table-cell table:style-name="Default" table:formula="of:=([.K56]-[.L56])/[.L56]" office:value-type="float" office:value="-0.0741372834021982" calcext:value-type="float">
            <text:p>-0.0741372834</text:p>
          </table:table-cell>
          <table:table-cell table:style-name="Default" table:formula="of:=[.M56]-[.N56]" office:value-type="float" office:value="12998" calcext:value-type="float">
            <text:p>12998</text:p>
          </table:table-cell>
          <table:table-cell table:style-name="Default" table:formula="of:=([.M56]-[.N56])/[.N56]" office:value-type="float" office:value="0.0609313619786051" calcext:value-type="float">
            <text:p>0.060931362</text:p>
          </table:table-cell>
          <table:table-cell table:style-name="Default" table:formula="of:=[.O56]-[.P56]" office:value-type="float" office:value="12790" calcext:value-type="float">
            <text:p>12790</text:p>
          </table:table-cell>
          <table:table-cell table:style-name="Default" table:formula="of:=([.O56]-[.P56])/[.P56]" office:value-type="float" office:value="0.0599158648215641" calcext:value-type="float">
            <text:p>0.0599158648</text:p>
          </table:table-cell>
          <table:table-cell table:style-name="Default" table:formula="of:=[.Q56]-[.R56]" office:value-type="float" office:value="26208" calcext:value-type="float">
            <text:p>26208</text:p>
          </table:table-cell>
          <table:table-cell table:formula="of:=([.Q56]-[.R56])/[.R56]" office:value-type="float" office:value="0.131583439605571" calcext:value-type="float">
            <text:p>0.1315834396</text:p>
          </table:table-cell>
          <table:table-cell table:style-name="Default" table:formula="of:=[.S56]-[.T56]" office:value-type="float" office:value="-18222" calcext:value-type="float">
            <text:p>-18222</text:p>
          </table:table-cell>
          <table:table-cell table:style-name="Default" table:formula="of:=([.S56]-[.T56])/[.T56]" office:value-type="float" office:value="-0.0743985889500416" calcext:value-type="float">
            <text:p>-0.074398589</text:p>
          </table:table-cell>
          <table:table-cell table:formula="of:=SUM([.T58];[.R58];[.P58];[.N58];[.L58];[.J58];[.H58];[.F58];[.D58])/9" office:value-type="float" office:value="0.0449121747630401" calcext:value-type="float">
            <text:p>0.04491217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formula="of:=[.C57]-[.D57]" office:value-type="float" office:value="-1579" calcext:value-type="float">
            <text:p>-1579</text:p>
          </table:table-cell>
          <table:table-cell table:style-name="Default" table:formula="of:=([.C57]-[.D57])/[.C57]" office:value-type="float" office:value="-0.012001124867942" calcext:value-type="float">
            <text:p>-0.0120011249</text:p>
          </table:table-cell>
          <table:table-cell table:style-name="Default" table:formula="of:=[.E57]-[.F57]" office:value-type="float" office:value="-1033" calcext:value-type="float">
            <text:p>-1033</text:p>
          </table:table-cell>
          <table:table-cell table:style-name="Default" table:formula="of:=([.E57]-[.F57])/[.E57]" office:value-type="float" office:value="-0.00786460395285806" calcext:value-type="float">
            <text:p>-0.007864604</text:p>
          </table:table-cell>
          <table:table-cell table:style-name="Default" table:formula="of:=[.G57]-[.H57]" office:value-type="float" office:value="13274" calcext:value-type="float">
            <text:p>13274</text:p>
          </table:table-cell>
          <table:table-cell table:style-name="Default" table:formula="of:=([.G57]-[.H57])/[.G57]" office:value-type="float" office:value="0.10139713240293" calcext:value-type="float">
            <text:p>0.1013971324</text:p>
          </table:table-cell>
          <table:table-cell table:style-name="Default" table:formula="of:=[.I57]-[.J57]" office:value-type="float" office:value="-1864" calcext:value-type="float">
            <text:p>-1864</text:p>
          </table:table-cell>
          <table:table-cell table:style-name="Default" table:formula="of:=([.I57]-[.J57])/[.I57]" office:value-type="float" office:value="-0.0142386812414541" calcext:value-type="float">
            <text:p>-0.0142386812</text:p>
          </table:table-cell>
          <table:table-cell table:style-name="Default" table:formula="of:=[.K57]-[.L57]" office:value-type="float" office:value="-16579" calcext:value-type="float">
            <text:p>-16579</text:p>
          </table:table-cell>
          <table:table-cell table:style-name="Default" table:formula="of:=([.K57]-[.L57])/[.K57]" office:value-type="float" office:value="-0.126008010883857" calcext:value-type="float">
            <text:p>-0.1260080109</text:p>
          </table:table-cell>
          <table:table-cell table:style-name="Default" table:formula="of:=[.M57]-[.N57]" office:value-type="float" office:value="-969" calcext:value-type="float">
            <text:p>-969</text:p>
          </table:table-cell>
          <table:table-cell table:style-name="Default" table:formula="of:=([.M57]-[.N57])/[.M57]" office:value-type="float" office:value="-0.00737734872247769" calcext:value-type="float">
            <text:p>-0.0073773487</text:p>
          </table:table-cell>
          <table:table-cell table:style-name="Default" table:formula="of:=[.O57]-[.P57]" office:value-type="float" office:value="-1137" calcext:value-type="float">
            <text:p>-1137</text:p>
          </table:table-cell>
          <table:table-cell table:style-name="Default" table:formula="of:=([.O57]-[.P57])/[.O57]" office:value-type="float" office:value="-0.00866061363151641" calcext:value-type="float">
            <text:p>-0.0086606136</text:p>
          </table:table-cell>
          <table:table-cell table:style-name="Default" table:formula="of:=[.Q57]-[.R57]" office:value-type="float" office:value="13072" calcext:value-type="float">
            <text:p>13072</text:p>
          </table:table-cell>
          <table:table-cell table:formula="of:=([.Q57]-[.R57])/[.Q57]" office:value-type="float" office:value="0.0999029400750495" calcext:value-type="float">
            <text:p>0.0999029401</text:p>
          </table:table-cell>
          <table:table-cell table:style-name="Default" table:formula="of:=[.S57]-[.T57]" office:value-type="float" office:value="-16643" calcext:value-type="float">
            <text:p>-16643</text:p>
          </table:table-cell>
          <table:table-cell table:style-name="Default" table:formula="of:=([.S57]-[.T57])/[.S57]" office:value-type="float" office:value="-0.126556000821249" calcext:value-type="float">
            <text:p>-0.1265560008</text:p>
          </table:table-cell>
          <table:table-cell table:formula="of:=AVERAGE([.T59];[.R59];[.P59];[.N59];[.L59];[.J59];[.H59];[.F59];[.D59])" office:value-type="float" office:value="-0.011267367960375" calcext:value-type="float">
            <text:p>-0.01126736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22:09:00.684311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48:10.936839558</meta:creation-date>
    <dc:date>2018-11-21T23:40:42.985614280</dc:date>
    <meta:editing-duration>PT21H50M4S</meta:editing-duration>
    <meta:editing-cycles>9</meta:editing-cycles>
    <meta:generator>LibreOffice/5.1.6.2$Linux_X86_64 LibreOffice_project/10m0$Build-2</meta:generator>
    <meta:document-statistic meta:table-count="1" meta:cell-count="957" meta:object-count="0"/>
  </office:meta>
</office:document-meta>
</file>